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tru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00cc9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00cc99" draw:textarea-horizontal-align="justify" draw:textarea-vertical-align="middle" draw:auto-grow-height="false" fo:padding-top="0.115cm" fo:padding-bottom="0.115cm" fo:padding-left="0.23cm" fo:padding-right="0.23cm" fo:wrap-option="no-wrap" draw:shadow="hidden"/>
    </style:style>
    <style:style style:name="gr6" style:family="graphic" style:parent-style-name="standard" style:list-style-name="L3">
      <style:graphic-properties draw:stroke="solid" svg:stroke-width="0.026cm" svg:stroke-color="#000000" draw:stroke-linejoin="miter" draw:fill="solid" draw:fill-color="#00ff00" draw:textarea-horizontal-align="justify" draw:textarea-vertical-align="middle" draw:auto-grow-height="false" fo:padding-top="0.115cm" fo:padding-bottom="0.115cm" fo:padding-left="0.23cm" fo:padding-right="0.23cm" fo:wrap-option="no-wrap" draw:shadow="hidden"/>
    </style:style>
    <style:style style:name="gr7" style:family="graphic" style:parent-style-name="standard">
      <style:graphic-properties draw:stroke="solid" svg:stroke-width="0.127cm" svg:stroke-color="#000000" draw:stroke-linejoin="miter" draw:fill="solid" draw:fill-color="#00b8ff" draw:textarea-horizontal-align="justify" draw:textarea-vertical-align="middle" draw:auto-grow-height="false" fo:padding-top="0.165cm" fo:padding-bottom="0.165cm" fo:padding-left="0.28cm" fo:padding-right="0.28cm" fo:wrap-option="no-wrap" draw:shadow="hidden"/>
    </style:style>
    <style:style style:name="gr8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tart-line-spacing-horizontal="0cm" draw:start-line-spacing-vertical="0cm" draw:end-line-spacing-horizontal="0cm" draw:end-line-spacing-vertical="0cm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true" fo:padding-top="0.115cm" fo:padding-bottom="0.115cm" fo:padding-left="0.23cm" fo:padding-right="0.23cm" fo:wrap-option="no-wrap" draw:shadow="hidden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true" fo:padding-top="0.115cm" fo:padding-bottom="0.115cm" fo:padding-left="0.23cm" fo:padding-right="0.23cm" fo:wrap-option="wrap" draw:shadow="hidden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3" style:family="graphic" style:parent-style-name="standard">
      <style:graphic-properties draw:visible-area-left="0cm" draw:visible-area-top="0cm" draw:visible-area-width="7.355cm" draw:visible-area-height="4.154cm" draw:ole-draw-aspect="1"/>
    </style:style>
    <style:style style:name="gr14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5" style:family="graphic" style:parent-style-name="standard">
      <style:graphic-properties draw:visible-area-left="0cm" draw:visible-area-top="0cm" draw:visible-area-width="23.68cm" draw:visible-area-height="3.519cm" draw:ole-draw-aspect="1"/>
    </style:style>
    <style:style style:name="gr16" style:family="graphic" style:parent-style-name="standard">
      <style:graphic-properties draw:stroke="none" draw:fill="none" draw:fill-color="#ffffff" draw:textarea-horizontal-align="center" draw:textarea-vertical-align="middle" draw:auto-grow-height="false" fo:padding-top="0.125cm" fo:padding-bottom="0.125cm" fo:padding-left="0.25cm" fo:padding-right="0.25cm" fo:wrap-option="wrap" draw:shadow="hidden"/>
    </style:style>
    <style:style style:name="gr17" style:family="graphic" style:parent-style-name="standard">
      <style:graphic-properties draw:stroke="none" draw:fill="none" draw:fill-color="#ffffff" draw:textarea-horizontal-align="justify" draw:textarea-vertical-align="top" draw:auto-grow-height="false" fo:padding-top="0.039cm" fo:padding-bottom="0.039cm" fo:padding-left="0.079cm" fo:padding-right="0.079cm" fo:wrap-option="wrap" draw:shadow="hidden"/>
    </style:style>
    <style:style style:name="gr18" style:family="graphic" style:parent-style-name="standard">
      <style:graphic-properties draw:stroke="none" draw:fill="solid" draw:fill-color="#00cc99" draw:textarea-horizontal-align="justify" draw:textarea-vertical-align="top" draw:auto-grow-height="false" fo:padding-top="0.039cm" fo:padding-bottom="0.039cm" fo:padding-left="0.079cm" fo:padding-right="0.079cm" fo:wrap-option="wrap" draw:shadow="hidden"/>
    </style:style>
    <style:style style:name="gr19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0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304cm" fo:min-width="0cm" fo:padding-top="0.13cm" fo:padding-bottom="0.13cm" fo:padding-left="0.25cm" fo:padding-right="0.25cm" fo:wrap-option="wrap" draw:shadow="hidden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 draw:shadow="hidden"/>
    </style:style>
    <style:style style:name="pr3" style:family="presentation" style:parent-style-name="Default-notes">
      <style:graphic-properties draw:stroke="none" draw:fill="none" draw:fill-color="#ffffff" draw:auto-grow-height="true" fo:min-height="9.54cm" draw:shadow="hidden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top" draw:auto-grow-height="true" draw:auto-grow-width="false" fo:min-height="2.1cm" fo:min-width="0cm" fo:padding-top="0.115cm" fo:padding-bottom="0.115cm" fo:padding-left="0.23cm" fo:padding-right="0.23cm" fo:wrap-option="wrap" draw:shadow="hidden"/>
    </style:style>
    <style:style style:name="pr5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1.345cm" fo:min-width="0cm" fo:padding-top="0.129cm" fo:padding-bottom="0.129cm" fo:padding-left="0.258cm" fo:padding-right="0.258cm" fo:wrap-option="wrap" draw:shadow="hidden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55cm" fo:min-width="0cm" fo:padding-top="0cm" fo:padding-bottom="0cm" fo:padding-left="0cm" fo:padding-right="0cm" fo:wrap-option="wrap" draw:shadow="hidden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278cm" fo:min-width="0cm" fo:padding-top="0cm" fo:padding-bottom="0cm" fo:padding-left="0cm" fo:padding-right="0cm" fo:wrap-option="wrap" draw:shadow="hidden"/>
    </style:style>
    <style:style style:name="pr8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07cm" fo:min-width="0cm" fo:padding-top="0.13cm" fo:padding-bottom="0.13cm" fo:padding-left="0.25cm" fo:padding-right="0.25cm" fo:wrap-option="wrap" draw:shadow="hidden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594cm" fo:min-width="0cm" fo:padding-top="0.13cm" fo:padding-bottom="0.13cm" fo:padding-left="0.25cm" fo:padding-right="0.25cm" fo:wrap-option="wrap" draw:shadow="hidden"/>
    </style:style>
    <style:style style:name="pr10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206cm" fo:min-width="0cm" fo:padding-top="0.13cm" fo:padding-bottom="0.13cm" fo:padding-left="0.25cm" fo:padding-right="0.25cm" fo:wrap-option="wrap" draw:shadow="hidden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631cm" fo:min-width="0cm" fo:padding-top="0.13cm" fo:padding-bottom="0.13cm" fo:padding-left="0.25cm" fo:padding-right="0.25cm" fo:wrap-option="wrap" draw:shadow="hidden"/>
    </style:style>
    <style:style style:name="pr1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334cm" fo:min-width="0cm" fo:padding-top="0cm" fo:padding-bottom="0cm" fo:padding-left="0cm" fo:padding-right="0cm" fo:wrap-option="wrap" draw:shadow="hidden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72cm" fo:min-width="0cm" fo:padding-top="0cm" fo:padding-bottom="0cm" fo:padding-left="0cm" fo:padding-right="0cm" fo:wrap-option="wrap" draw:shadow="hidden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151cm" fo:min-width="0cm" fo:padding-top="0.13cm" fo:padding-bottom="0.13cm" fo:padding-left="0.25cm" fo:padding-right="0.25cm" fo:wrap-option="wrap" draw:shadow="hidden"/>
    </style:style>
    <style:style style:name="pr15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325cm" fo:min-width="0cm" fo:padding-top="0cm" fo:padding-bottom="0cm" fo:padding-left="0cm" fo:padding-right="0cm" fo:wrap-option="wrap" draw:shadow="hidden"/>
    </style:style>
    <style:style style:name="pr1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508cm" fo:min-width="0cm" fo:padding-top="0cm" fo:padding-bottom="0cm" fo:padding-left="0cm" fo:padding-right="0cm" fo:wrap-option="wrap" draw:shadow="hidden"/>
    </style:style>
    <style:style style:name="pr1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229cm" fo:min-width="0cm" fo:padding-top="0.13cm" fo:padding-bottom="0.13cm" fo:padding-left="0.25cm" fo:padding-right="0.25cm" fo:wrap-option="wrap" draw:shadow="hidden"/>
    </style:style>
    <style:style style:name="pr18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1.356cm" fo:min-width="0cm" fo:padding-top="0cm" fo:padding-bottom="0cm" fo:padding-left="0cm" fo:padding-right="0cm" fo:wrap-option="wrap" draw:shadow="hidden"/>
    </style:style>
    <style:style style:name="pr1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608cm" fo:min-width="0cm" fo:padding-top="0cm" fo:padding-bottom="0cm" fo:padding-left="0cm" fo:padding-right="0cm" fo:wrap-option="wrap" draw:shadow="hidden"/>
    </style:style>
    <style:style style:name="pr2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512cm" fo:min-width="0cm" fo:padding-top="0cm" fo:padding-bottom="0cm" fo:padding-left="0cm" fo:padding-right="0cm" fo:wrap-option="wrap" draw:shadow="hidden"/>
    </style:style>
    <style:style style:name="pr21" style:family="presentation" style:parent-style-name="Default-outline1">
      <style:graphic-properties draw:stroke="none" draw:fill="solid" draw:fill-color="#ffff66" draw:opacity="100%" draw:textarea-horizontal-align="justify" draw:textarea-vertical-align="top" draw:auto-grow-height="true" draw:auto-grow-width="false" fo:min-height="13.261cm" fo:min-width="0cm" fo:padding-top="0cm" fo:padding-bottom="0cm" fo:padding-left="0cm" fo:padding-right="0cm" fo:wrap-option="wrap" draw:shadow="hidden"/>
    </style:style>
    <style:style style:name="pr2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854cm" fo:min-width="0cm" fo:padding-top="0cm" fo:padding-bottom="0cm" fo:padding-left="0cm" fo:padding-right="0cm" fo:wrap-option="wrap" draw:shadow="hidden"/>
    </style:style>
    <style:style style:name="pr2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697cm" fo:min-width="0cm" fo:padding-top="0.13cm" fo:padding-bottom="0.13cm" fo:padding-left="0.25cm" fo:padding-right="0.25cm" fo:wrap-option="wrap" draw:shadow="hidden"/>
    </style:style>
    <style:style style:name="pr2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9.795cm" fo:min-width="0cm" fo:padding-top="0.13cm" fo:padding-bottom="0.13cm" fo:padding-left="0.25cm" fo:padding-right="0.25cm" fo:wrap-option="wrap" draw:shadow="hidden"/>
    </style:style>
    <style:style style:name="pr2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992cm" fo:min-width="0cm" fo:padding-top="0.13cm" fo:padding-bottom="0.13cm" fo:padding-left="0.25cm" fo:padding-right="0.25cm" fo:wrap-option="wrap" draw:shadow="hidden"/>
    </style:style>
    <style:style style:name="pr2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938cm" fo:min-width="0cm" fo:padding-top="0.13cm" fo:padding-bottom="0.13cm" fo:padding-left="0.25cm" fo:padding-right="0.25cm" fo:wrap-option="wrap" draw:shadow="hidden"/>
    </style:style>
    <style:style style:name="pr27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082cm" fo:min-width="0cm" fo:padding-top="0cm" fo:padding-bottom="0cm" fo:padding-left="0cm" fo:padding-right="0cm" fo:wrap-option="wrap" draw:shadow="hidden"/>
    </style:style>
    <style:style style:name="pr2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261cm" fo:min-width="0cm" fo:padding-top="0cm" fo:padding-bottom="0cm" fo:padding-left="0cm" fo:padding-right="0cm" fo:wrap-option="wrap" draw:shadow="hidden"/>
    </style:style>
    <style:style style:name="pr2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301cm" fo:min-width="0cm" fo:padding-top="0cm" fo:padding-bottom="0cm" fo:padding-left="0cm" fo:padding-right="0cm" fo:wrap-option="wrap" draw:shadow="hidden"/>
    </style:style>
    <style:style style:name="pr30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1.753cm" fo:min-width="0cm" fo:padding-top="0cm" fo:padding-bottom="0cm" fo:padding-left="0cm" fo:padding-right="0cm" fo:wrap-option="wrap" draw:shadow="hidden"/>
    </style:style>
    <style:style style:name="pr3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204cm" fo:min-width="0cm" fo:padding-top="0cm" fo:padding-bottom="0cm" fo:padding-left="0cm" fo:padding-right="0cm" fo:wrap-option="wrap" draw:shadow="hidden"/>
    </style:style>
    <style:style style:name="pr3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851cm" fo:min-width="0cm" fo:padding-top="0.13cm" fo:padding-bottom="0.13cm" fo:padding-left="0.25cm" fo:padding-right="0.25cm" fo:wrap-option="wrap" draw:shadow="hidden"/>
    </style:style>
    <style:style style:name="pr3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437cm" fo:min-width="0cm" fo:padding-top="0.13cm" fo:padding-bottom="0.13cm" fo:padding-left="0.25cm" fo:padding-right="0.25cm" fo:wrap-option="wrap" draw:shadow="hidden"/>
    </style:style>
    <style:style style:name="pr34" style:family="presentation" style:parent-style-name="Default-title">
      <style:graphic-properties draw:auto-grow-height="true" fo:min-height="2.326cm"/>
    </style:style>
    <style:style style:name="pr35" style:family="presentation" style:parent-style-name="Default-outline1">
      <style:graphic-properties fo:min-height="13.258cm"/>
    </style:style>
    <style:style style:name="pr36" style:family="presentation" style:parent-style-name="Default-notes">
      <style:graphic-properties draw:fill-color="#ffffff" fo:min-height="9.289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1.27cm" fo:margin-right="0cm" fo:margin-top="0.246cm" fo:margin-bottom="0cm" fo:line-height="100%" fo:text-align="center" fo:text-indent="0cm" style:punctuation-wrap="simple" style:line-break="normal" style:writing-mode="lr-tb"/>
    </style:style>
    <style:style style:name="P4" style:family="paragraph">
      <style:paragraph-properties fo:line-height="100%" style:writing-mode="lr-tb" style:font-independent-line-spacing="true"/>
    </style:style>
    <style:style style:name="P5" style:family="paragraph">
      <style:paragraph-properties fo:margin-left="0cm" fo:margin-right="0cm" fo:margin-top="0.308cm" fo:margin-bottom="0cm" fo:text-indent="0cm" style:punctuation-wrap="hanging" style:line-break="strict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align="center" fo:text-indent="0cm" style:punctuation-wrap="hanging" style:line-break="strict"/>
    </style:style>
    <style:style style:name="P9" style:family="paragraph">
      <style:paragraph-properties fo:margin-left="0cm" fo:margin-right="0cm" fo:text-indent="0cm" style:punctuation-wrap="hanging" style:line-break="strict"/>
    </style:style>
    <style:style style:name="P10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1" style:family="paragraph">
      <style:paragraph-properties fo:margin-left="0cm" fo:margin-right="0cm" fo:margin-top="0.158cm" fo:margin-bottom="0cm" fo:line-height="93%" fo:text-indent="0cm" style:punctuation-wrap="hanging" style:line-break="strict"/>
    </style:style>
    <style:style style:name="P12" style:family="paragraph">
      <style:paragraph-properties fo:margin-left="0cm" fo:margin-right="0cm" fo:margin-top="0.176cm" fo:margin-bottom="0cm" fo:text-indent="0cm"/>
    </style:style>
    <style:style style:name="P13" style:family="paragraph">
      <style:paragraph-properties fo:margin-left="0cm" fo:margin-right="0cm" fo:margin-top="0.158cm" fo:margin-bottom="0cm" fo:text-indent="0cm"/>
    </style:style>
    <style:style style:name="P14" style:family="paragraph">
      <style:paragraph-properties fo:margin-left="0cm" fo:margin-right="0cm" fo:text-align="end" fo:text-indent="0cm" style:punctuation-wrap="hanging" style:line-break="strict"/>
    </style:style>
    <style:style style:name="P15" style:family="paragraph">
      <style:paragraph-properties fo:margin-left="0cm" fo:margin-right="0cm" fo:margin-top="0.246cm" fo:margin-bottom="0cm" fo:text-indent="0cm"/>
    </style:style>
    <style:style style:name="P16" style:family="paragraph">
      <style:paragraph-properties fo:margin-left="0cm" fo:margin-right="0cm" fo:margin-top="0.211cm" fo:margin-bottom="0cm" fo:text-indent="0cm"/>
    </style:style>
    <style:style style:name="P17" style:family="paragraph">
      <style:paragraph-properties fo:margin-left="0cm" fo:margin-right="0cm" fo:margin-top="0.246cm" fo:margin-bottom="0cm" fo:line-height="84%" fo:text-indent="0cm"/>
    </style:style>
    <style:style style:name="P18" style:family="paragraph">
      <style:paragraph-properties fo:margin-left="0cm" fo:margin-right="0cm" fo:margin-top="0.211cm" fo:margin-bottom="0cm" fo:line-height="84%" fo:text-indent="0cm"/>
    </style:style>
    <style:style style:name="P19" style:family="paragraph">
      <style:paragraph-properties fo:margin-left="0cm" fo:margin-right="0cm" fo:margin-top="0.176cm" fo:margin-bottom="0cm" fo:line-height="84%" fo:text-indent="0cm"/>
    </style:style>
    <style:style style:name="P20" style:family="paragraph">
      <style:paragraph-properties fo:margin-left="0cm" fo:margin-right="0cm" fo:margin-top="0.211cm" fo:margin-bottom="0cm" fo:line-height="75%" fo:text-indent="0cm"/>
    </style:style>
    <style:style style:name="P21" style:family="paragraph">
      <style:paragraph-properties fo:margin-left="0cm" fo:margin-right="0cm" fo:margin-top="0.176cm" fo:margin-bottom="0cm" fo:line-height="75%" fo:text-indent="0cm"/>
    </style:style>
    <style:style style:name="P22" style:family="paragraph">
      <style:paragraph-properties fo:margin-left="0.948cm" fo:margin-right="0cm" fo:margin-top="0.246cm" fo:margin-bottom="0cm" fo:text-indent="-0.948cm"/>
    </style:style>
    <style:style style:name="P23" style:family="paragraph">
      <style:paragraph-properties fo:margin-left="0.948cm" fo:margin-right="0cm" fo:margin-top="0.246cm" fo:margin-bottom="0cm" fo:text-align="center" fo:text-indent="-0.948cm"/>
    </style:style>
    <style:style style:name="P24" style:family="paragraph">
      <style:paragraph-properties fo:margin-left="0.948cm" fo:margin-right="0cm" fo:margin-top="0.246cm" fo:margin-bottom="0cm" fo:text-align="end" fo:text-indent="-0.948cm"/>
    </style:style>
    <style:style style:name="P25" style:family="paragraph">
      <style:paragraph-properties fo:margin-left="0cm" fo:margin-right="0cm" fo:margin-top="0.211cm" fo:margin-bottom="0cm" fo:line-height="81%" fo:text-indent="0cm"/>
    </style:style>
    <style:style style:name="P26" style:family="paragraph">
      <style:paragraph-properties fo:margin-left="0cm" fo:margin-right="0cm" fo:margin-top="0.176cm" fo:margin-bottom="0cm" fo:line-height="81%" fo:text-indent="0cm"/>
    </style:style>
    <style:style style:name="P27" style:family="paragraph">
      <style:paragraph-properties fo:margin-left="0.268cm" fo:margin-right="0cm" fo:margin-top="0.114cm" fo:margin-bottom="0cm" fo:line-height="93%" fo:text-indent="-0.268cm"/>
    </style:style>
    <style:style style:name="P28" style:family="paragraph">
      <style:paragraph-properties fo:margin-left="0cm" fo:margin-right="0cm" fo:margin-top="0.194cm" fo:margin-bottom="0cm" fo:line-height="87%" fo:text-indent="0cm"/>
    </style:style>
    <style:style style:name="P29" style:family="paragraph">
      <style:paragraph-properties fo:margin-left="0cm" fo:margin-right="0cm" fo:margin-top="0.194cm" fo:margin-bottom="0cm" fo:line-height="84%" fo:text-indent="0cm"/>
    </style:style>
    <style:style style:name="P30" style:family="paragraph">
      <style:paragraph-properties fo:margin-left="0cm" fo:margin-right="0cm" fo:margin-top="0.246cm" fo:margin-bottom="0cm" fo:line-height="87%" fo:text-indent="0cm"/>
    </style:style>
    <style:style style:name="P31" style:family="paragraph">
      <style:paragraph-properties fo:margin-left="0cm" fo:margin-right="0cm" fo:margin-top="0.194cm" fo:margin-bottom="0cm" fo:line-height="75%" fo:text-indent="0cm"/>
    </style:style>
    <style:style style:name="P32" style:family="paragraph">
      <style:paragraph-properties fo:margin-left="0cm" fo:margin-right="0cm" fo:margin-top="0.158cm" fo:margin-bottom="0cm" fo:line-height="75%" fo:text-indent="0cm"/>
    </style:style>
    <style:style style:name="P33" style:family="paragraph">
      <style:paragraph-properties fo:margin-left="0cm" fo:margin-right="0cm" fo:margin-top="0.141cm" fo:margin-bottom="0cm" fo:line-height="75%" fo:text-indent="0cm"/>
    </style:style>
    <style:style style:name="P34" style:family="paragraph">
      <style:paragraph-properties fo:margin-left="0.948cm" fo:margin-right="0cm" fo:margin-top="0.211cm" fo:margin-bottom="0cm" fo:line-height="84%" fo:text-indent="-0.948cm"/>
    </style:style>
    <style:style style:name="P35" style:family="paragraph">
      <style:paragraph-properties fo:margin-left="0.948cm" fo:margin-right="0cm" fo:margin-top="0.088cm" fo:margin-bottom="0cm" fo:line-height="84%" fo:text-align="center" fo:text-indent="-0.948cm"/>
    </style:style>
    <style:style style:name="T1" style:family="text">
      <style:text-properties fo:language="en" fo:country="GB"/>
    </style:style>
    <style:style style:name="T2" style:family="text">
      <style:text-properties fo:color="#000000" style:text-line-through-style="none" style:text-position="0% 100%" fo:font-family="Arial" style:font-pitch="variable" fo:font-size="28pt" fo:language="en" fo:country="GB" fo:font-style="normal" fo:text-shadow="none" style:text-underline-style="none" fo:font-weight="bold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font-relief="none"/>
    </style:style>
    <style:style style:name="T3" style:family="text">
      <style:text-properties fo:color="#000000" fo:font-size="14pt" fo:language="en" fo:country="GB" fo:font-style="italic" style:font-size-asian="14pt" style:font-style-asian="italic" style:font-size-complex="14pt" style:font-style-complex="italic"/>
    </style:style>
    <style:style style:name="T4" style:family="text">
      <style:text-properties fo:color="#000000" fo:font-size="22pt" fo:language="en" fo:country="GB" style:font-size-asian="22pt" style:font-size-complex="22pt"/>
    </style:style>
    <style:style style:name="T5" style:family="text">
      <style:text-properties fo:color="#000000" fo:font-family="Symbol" style:font-pitch="variable" style:font-charset="x-symbol" fo:font-size="22pt" fo:language="en" fo:country="GB" style:font-size-asian="22pt" style:font-size-complex="22pt"/>
    </style:style>
    <style:style style:name="T6" style:family="text">
      <style:text-properties fo:color="#000000" fo:font-size="22pt" fo:language="en" fo:country="GB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7" style:family="text">
      <style:text-properties fo:color="#000000" fo:font-size="20pt" fo:language="en" fo:country="GB" style:font-size-asian="20pt" style:font-size-complex="20pt"/>
    </style:style>
    <style:style style:name="T8" style:family="text">
      <style:text-properties fo:language="en" fo:country="GB" style:font-family-asian="'Arial Unicode MS'" style:font-pitch-asian="variable" style:font-family-complex="'Arial Unicode MS'" style:font-pitch-complex="variable"/>
    </style:style>
    <style:style style:name="T9" style:family="text">
      <style:text-properties fo:font-size="20pt" fo:language="en" fo:country="GB" style:font-size-asian="20pt" style:font-size-complex="20pt"/>
    </style:style>
    <style:style style:name="T10" style:family="text">
      <style:text-properties fo:color="#000000" fo:font-size="16pt" fo:language="en" fo:country="GB" style:font-size-asian="16pt" style:font-size-complex="16pt"/>
    </style:style>
    <style:style style:name="T11" style:family="text">
      <style:text-properties fo:font-size="24pt" fo:language="en" fo:country="GB" style:font-size-asian="24pt" style:font-size-complex="24pt"/>
    </style:style>
    <style:style style:name="T12" style:family="text">
      <style:text-properties fo:font-size="24pt" fo:language="en" fo:country="GB" fo:font-style="italic" style:font-size-asian="24pt" style:font-style-asian="italic" style:font-size-complex="24pt" style:font-style-complex="italic"/>
    </style:style>
    <style:style style:name="T13" style:family="text">
      <style:text-properties fo:language="en" fo:country="GB" fo:font-style="italic" style:font-style-asian="italic" style:font-style-complex="italic"/>
    </style:style>
    <style:style style:name="T14" style:family="text">
      <style:text-properties fo:font-size="20pt" fo:language="en" fo:country="GB" fo:font-style="italic" style:font-size-asian="20pt" style:font-style-asian="italic" style:font-size-complex="20pt" style:font-style-complex="italic"/>
    </style:style>
    <style:style style:name="T15" style:family="text">
      <style:text-properties fo:font-size="20pt" fo:language="en" fo:country="GB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16" style:family="text">
      <style:text-properties fo:language="en" fo:country="US"/>
    </style:style>
    <style:style style:name="T17" style:family="text">
      <style:text-properties fo:language="en" fo:country="US" style:text-underline-style="solid" style:text-underline-width="auto" style:text-underline-color="font-color"/>
    </style:style>
    <style:style style:name="T18" style:family="text">
      <style:text-properties fo:font-size="18pt" fo:language="en" fo:country="GB" style:font-size-asian="18pt" style:font-size-complex="18pt"/>
    </style:style>
    <style:style style:name="T19" style:family="text">
      <style:text-properties fo:font-size="18pt" fo:language="en" fo:country="GB" style:text-underline-style="solid" style:text-underline-width="auto" style:text-underline-color="font-color" style:font-size-asian="18pt" style:font-size-complex="18pt"/>
    </style:style>
    <style:style style:name="T20" style:family="text">
      <style:text-properties fo:font-size="18pt" fo:language="en" fo:country="GB" fo:font-style="italic" style:font-size-asian="18pt" style:font-style-asian="italic" style:font-size-complex="18pt" style:font-style-complex="italic"/>
    </style:style>
    <style:style style:name="T21" style:family="text">
      <style:text-properties fo:language="en" fo:country="GB" style:text-underline-style="solid" style:text-underline-width="auto" style:text-underline-color="font-color"/>
    </style:style>
    <style:style style:name="T22" style:family="text">
      <style:text-properties fo:font-size="16pt" fo:language="en" fo:country="GB" style:font-size-asian="16pt" style:font-size-complex="16pt"/>
    </style:style>
    <style:style style:name="T23" style:family="text">
      <style:text-properties fo:font-size="20pt" fo:language="en" fo:country="GB" fo:font-weight="normal" style:font-size-asian="20pt" style:font-weight-asian="normal" style:font-size-complex="20pt" style:font-weight-complex="normal"/>
    </style:style>
    <style:style style:name="T24" style:family="text">
      <style:text-properties fo:color="#000000" fo:font-family="Arial" style:font-pitch="variable" fo:font-size="13pt" fo:language="en" fo:country="GB" style:font-size-asian="13pt" style:font-size-complex="13pt"/>
    </style:style>
    <style:style style:name="T25" style:family="text">
      <style:text-properties fo:language="en" fo:country="GB" fo:font-style="italic" style:font-family-asian="'Arial Unicode MS'" style:font-pitch-asian="variable" style:font-style-asian="italic" style:font-family-complex="'Arial Unicode MS'" style:font-pitch-complex="variable" style:font-style-complex="italic"/>
    </style:style>
    <style:style style:name="T26" style:family="text">
      <style:text-properties fo:language="en" fo:country="GB" fo:font-style="italic" style:text-underline-style="solid" style:text-underline-width="auto" style:text-underline-color="font-color" style:font-style-asian="italic" style:font-style-complex="italic"/>
    </style:style>
    <style:style style:name="T27" style:family="text">
      <style:text-properties fo:font-size="16pt" fo:language="en" fo:country="GB" fo:font-style="italic" style:font-size-asian="16pt" style:font-style-asian="italic" style:font-size-complex="16pt" style:font-style-complex="italic"/>
    </style:style>
    <style:style style:name="T28" style:family="text">
      <style:text-properties fo:font-size="12pt" fo:language="en" fo:country="GB" style:font-size-asian="12pt" style:font-size-complex="12pt"/>
    </style:style>
    <style:style style:name="T29" style:family="text">
      <style:text-properties fo:font-size="10pt" fo:language="en" fo:country="GB" style:font-size-asian="10pt" style:font-size-complex="10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6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space-before="0.295cm" text:min-label-width="0.9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65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6cm" text:min-label-width="0.794cm"/>
        <style:text-properties fo:font-family="Arial" style:font-family-generic="swiss" style:font-pitch="variable" fo:color="#000000" fo:font-size="65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65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65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 text:min-label-width="1.27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65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0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111cm" text:min-label-width="1.27cm"/>
        <style:text-properties fo:font-family="Arial" style:font-family-generic="swiss" style:font-pitch="variable" fo:color="#000000" fo:font-size="65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1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65%"/>
      </text:list-level-style-bullet>
      <text:list-level-style-bullet text:level="3" text:bullet-char="•">
        <style:list-level-properties text:space-before="2.222cm" text:min-label-width="1.27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2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number text:level="2" style:num-suffix="." style:num-format="1">
        <style:list-level-properties text:space-before="1.27cm" text:min-label-width="0.789cm"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3">
      <text:list-level-style-bullet text:level="1" text:bullet-char="•">
        <style:list-level-properties text:min-label-width="1.68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65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4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">
        <style:list-level-properties text:space-before="1.27cm" text:min-label-width="0.789cm"/>
        <style:text-properties fo:font-family="Symbol" style:font-pitch="variable" style:font-charset="x-symbol" fo:color="#000000" fo:font-size="65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Open Source Software (OSS or FLOSS) and the U.S. Department of Defense (DoD) 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1.59cm" svg:height="3.564cm" svg:x="1.905cm" svg:y="6.155cm" presentation:class="title" presentation:user-transformed="true">
          <draw:text-box>
            <text:p text:style-name="P1"><text:span text:style-name="T1">Open Source Software</text:span><text:span text:style-name="T1"><text:line-break/></text:span><text:span text:style-name="T1">and Security (Short version)</text:span></text:p>
          </draw:text-box>
        </draw:frame>
        <draw:frame presentation:style-name="pr2" draw:text-style-name="P4" draw:layer="layout" svg:width="17.78cm" svg:height="4.869cm" svg:x="3.81cm" svg:y="10.795cm">
          <draw:text-box>
            <text:p text:style-name="P3"><text:span text:style-name="T2">MIL-OSS</text:span></text:p>
            <text:p text:style-name="P3"><text:span text:style-name="T2">August 5, 2010</text:span></text:p>
          </draw:text-box>
        </draw:frame>
        <draw:custom-shape draw:name="Text Box 3" draw:style-name="gr1" draw:text-style-name="P2" draw:layer="layout" svg:width="16.717cm" svg:height="1.361cm" svg:x="4.873cm" svg:y="16.219cm">
          <text:p text:style-name="P5"><text:span text:style-name="T3">This presentation contains the views of the author and does not indicate endorsement by IDA, the U.S. government, or the U.S. Department of Defense.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31cm" svg:height="9.997cm" svg:x="3.497cm" svg:y="2.002cm" draw:page-number="1"/>
          <draw:frame presentation:style-name="pr3" draw:layer="layout" svg:width="14.535cm" svg:height="9.54cm" svg:x="3.187cm" svg:y="11.942cm" presentation:class="notes" presentation:placeholder="true">
            <draw:text-box/>
          </draw:frame>
        </presentation:notes>
      </draw:page>
      <draw:page draw:name="Typical OSS development model" draw:style-name="dp1" draw:master-page-name="Default" presentation:use-date-time-name="dtd1">
        <office:forms form:automatic-focus="false" form:apply-design-mode="false"/>
        <draw:line draw:name="Line 1" draw:style-name="gr2" draw:text-style-name="P6" draw:layer="layout" svg:x1="13.335cm" svg:y1="10.795cm" svg:x2="13.339cm" svg:y2="12.7cm">
          <text:p/>
        </draw:line>
        <draw:line draw:name="Line 2" draw:style-name="gr3" draw:text-style-name="P6" draw:layer="layout" svg:x1="21.594cm" svg:y1="6.35cm" svg:x2="6.346cm" svg:y2="6.354cm">
          <text:p/>
        </draw:line>
        <draw:line draw:name="Line 3" draw:style-name="gr2" draw:text-style-name="P6" draw:layer="layout" svg:x1="21.59cm" svg:y1="12.068cm" svg:x2="21.594cm" svg:y2="6.345cm">
          <text:p/>
        </draw:line>
        <draw:frame presentation:style-name="pr4" draw:text-style-name="P2" draw:layer="layout" svg:width="22.225cm" svg:height="2.33cm" svg:x="1.269cm" svg:y="1.454cm" presentation:class="title" presentation:user-transformed="true">
          <draw:text-box>
            <text:p text:style-name="P7"><text:span text:style-name="T1">Typical OSS development model</text:span></text:p>
          </draw:text-box>
        </draw:frame>
        <draw:custom-shape draw:name="Rectangle 5" draw:style-name="gr4" draw:text-style-name="P2" draw:layer="layout" svg:width="2.685cm" svg:height="1.151cm" svg:x="20.545cm" svg:y="11.712cm">
          <text:p/>
          <draw:enhanced-geometry svg:viewBox="0 0 21600 21600" draw:type="rectangle" draw:enhanced-path="M 0 0 L 21600 0 21600 21600 0 21600 0 0 Z N"/>
        </draw:custom-shape>
        <draw:custom-shape draw:name="Rectangle 6" draw:style-name="gr4" draw:text-style-name="P2" draw:layer="layout" svg:width="3.652cm" svg:height="1.151cm" svg:x="16.126cm" svg:y="10.561cm">
          <text:p/>
          <draw:enhanced-geometry svg:viewBox="0 0 21600 21600" draw:type="rectangle" draw:enhanced-path="M 0 0 L 21600 0 21600 21600 0 21600 0 0 Z N"/>
        </draw:custom-shape>
        <draw:custom-shape draw:name="Rectangle 7" draw:style-name="gr4" draw:text-style-name="P2" draw:layer="layout" svg:width="3.647cm" svg:height="2.307cm" svg:x="6.72cm" svg:y="6.72cm">
          <text:p/>
          <draw:enhanced-geometry svg:viewBox="0 0 21600 21600" draw:type="rectangle" draw:enhanced-path="M 0 0 L 21600 0 21600 21600 0 21600 0 0 Z N"/>
        </draw:custom-shape>
        <draw:custom-shape draw:name="Rectangle 8" draw:style-name="gr4" draw:text-style-name="P2" draw:layer="layout" svg:width="3.646cm" svg:height="1.151cm" svg:x="2.88cm" svg:y="5.186cm">
          <text:p/>
          <draw:enhanced-geometry svg:viewBox="0 0 21600 21600" draw:type="rectangle" draw:enhanced-path="M 0 0 L 21600 0 21600 21600 0 21600 0 0 Z N"/>
        </draw:custom-shape>
        <draw:custom-shape draw:name="Rectangle 9" draw:style-name="gr5" draw:text-style-name="P2" draw:id="id1" draw:layer="layout" svg:width="3.647cm" svg:height="1.151cm" svg:x="2.69cm" svg:y="5.569cm">
          <text:p text:style-name="P8"><text:span text:style-name="T4">Developer</text:span></text:p>
          <draw:enhanced-geometry svg:viewBox="0 0 21600 21600" draw:type="rectangle" draw:enhanced-path="M 0 0 L 21600 0 21600 21600 0 21600 0 0 Z N"/>
        </draw:custom-shape>
        <draw:custom-shape draw:name="Rectangle 10" draw:style-name="gr5" draw:text-style-name="P2" draw:id="id2" draw:layer="layout" svg:width="3.647cm" svg:height="2.306cm" svg:x="6.337cm" svg:y="7.104cm">
          <text:p text:style-name="P8"><text:span text:style-name="T4">Trusted</text:span><text:span text:style-name="T4"><text:line-break/></text:span><text:span text:style-name="T4">Developer</text:span></text:p>
          <draw:enhanced-geometry svg:viewBox="0 0 21600 21600" draw:type="rectangle" draw:enhanced-path="M 0 0 L 21600 0 21600 21600 0 21600 0 0 Z N"/>
        </draw:custom-shape>
        <draw:custom-shape draw:name="Rectangle 11" draw:style-name="gr6" draw:text-style-name="P10" draw:layer="layout" svg:width="22.653cm" svg:height="4.445cm" svg:x="1.477cm" svg:y="13.335cm">
          <text:list text:style-name="L3">
            <text:list-item>
              <text:p text:style-name="P9"><text:span text:style-name="T4"><text:s/></text:span><text:span text:style-name="T4">OSS users typically use software without paying licensing fees</text:span></text:p>
            </text:list-item>
            <text:list-item>
              <text:p text:style-name="P9"><text:span text:style-name="T4"><text:s/></text:span><text:span text:style-name="T4">OSS users typically pay for training &amp; support (competed) </text:span></text:p>
            </text:list-item>
            <text:list-item>
              <text:p text:style-name="P9"><text:span text:style-name="T4"><text:s/></text:span><text:span text:style-name="T4">OSS users are responsible for paying/developing new improvements &amp;</text:span><text:span text:style-name="T4"><text:line-break/></text:span><text:span text:style-name="T4">any evaluations that they need; often cooperate with others to do so</text:span></text:p>
            </text:list-item>
            <text:list-item>
              <text:p text:style-name="P9"><text:span text:style-name="T4"><text:s/></text:span><text:span text:style-name="T4">Goal: Active development community (like a consortium) 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2" draw:style-name="gr7" draw:text-style-name="P2" draw:id="id3" draw:layer="layout" svg:width="3.814cm" svg:height="2.302cm" svg:x="11.426cm" svg:y="8.643cm">
          <text:p text:style-name="P8"><text:span text:style-name="T4">Trusted</text:span><text:span text:style-name="T4"><text:line-break/></text:span><text:span text:style-name="T4">Repository</text:span></text:p>
          <draw:enhanced-geometry svg:viewBox="0 0 21600 21600" draw:type="rectangle" draw:enhanced-path="M 0 0 L 21600 0 21600 21600 0 21600 0 0 Z N"/>
        </draw:custom-shape>
        <draw:custom-shape draw:name="Rectangle 13" draw:style-name="gr5" draw:text-style-name="P2" draw:id="id4" draw:layer="layout" svg:width="3.748cm" svg:height="1.151cm" svg:x="15.937cm" svg:y="10.755cm">
          <text:p text:style-name="P8"><text:span text:style-name="T4">Distributor</text:span></text:p>
          <draw:enhanced-geometry svg:viewBox="0 0 21600 21600" draw:type="rectangle" draw:enhanced-path="M 0 0 L 21600 0 21600 21600 0 21600 0 0 Z N"/>
        </draw:custom-shape>
        <draw:custom-shape draw:name="Rectangle 14" draw:style-name="gr5" draw:text-style-name="P2" draw:id="id5" draw:layer="layout" svg:width="2.69cm" svg:height="1.151cm" svg:x="20.351cm" svg:y="11.906cm">
          <text:p text:style-name="P8"><text:span text:style-name="T4">User</text:span></text:p>
          <draw:enhanced-geometry svg:viewBox="0 0 21600 21600" draw:type="rectangle" draw:enhanced-path="M 0 0 L 21600 0 21600 21600 0 21600 0 0 Z N"/>
        </draw:custom-shape>
        <draw:connector draw:name="AutoShape 15" draw:style-name="gr8" draw:text-style-name="P6" draw:layer="layout" draw:type="line" svg:x1="4.511cm" svg:y1="6.719cm" svg:x2="6.338cm" svg:y2="8.259cm" draw:start-shape="id1" draw:start-glue-point="2" draw:end-shape="id2" draw:end-glue-point="3" svg:d="m4511 6719 1827 1540">
          <text:p/>
        </draw:connector>
        <draw:connector draw:name="AutoShape 16" draw:style-name="gr8" draw:text-style-name="P6" draw:layer="layout" draw:type="line" svg:x1="8.158cm" svg:y1="9.41cm" svg:x2="11.427cm" svg:y2="9.795cm" draw:start-shape="id2" draw:start-glue-point="2" draw:end-shape="id3" draw:end-glue-point="3" svg:d="m8158 9410 3269 385">
          <text:p/>
        </draw:connector>
        <draw:connector draw:name="AutoShape 17" draw:style-name="gr8" draw:text-style-name="P6" draw:layer="layout" draw:type="line" svg:x1="13.335cm" svg:y1="10.945cm" svg:x2="15.942cm" svg:y2="11.334cm" draw:start-shape="id3" draw:start-glue-point="2" draw:end-shape="id4" draw:end-glue-point="3" svg:d="m13335 10945 2607 389">
          <text:p/>
        </draw:connector>
        <draw:connector draw:name="AutoShape 18" draw:style-name="gr8" draw:text-style-name="P6" draw:layer="layout" draw:type="line" svg:x1="17.811cm" svg:y1="11.906cm" svg:x2="20.352cm" svg:y2="12.485cm" draw:start-shape="id4" draw:start-glue-point="2" draw:end-shape="id5" draw:end-glue-point="3" svg:d="m17811 11906 2541 579">
          <text:p/>
        </draw:connector>
        <draw:custom-shape draw:name="Text Box 19" draw:style-name="gr9" draw:text-style-name="P2" draw:layer="layout" svg:width="5.411cm" svg:height="1.096cm" draw:transform="rotate (-0.366519142919927) translate (7.053cm 9.505cm)">
          <text:p text:style-name="P9"><text:span text:style-name="T4">Source Code </text:span><text:span text:style-name="T5"></text:span></text:p>
          <draw:enhanced-geometry svg:viewBox="0 0 21600 21600" draw:type="mso-spt202" draw:enhanced-path="M 0 0 L 21600 0 21600 21600 0 21600 0 0 Z N"/>
        </draw:custom-shape>
        <draw:custom-shape draw:name="Text Box 20" draw:style-name="gr9" draw:text-style-name="P2" draw:layer="layout" svg:width="4.365cm" svg:height="1.096cm" svg:x="11.545cm" svg:y="7.166cm">
          <text:p text:style-name="P9"><text:span text:style-name="T4">Bug Reports</text:span></text:p>
          <draw:enhanced-geometry svg:viewBox="0 0 21600 21600" draw:type="mso-spt202" draw:enhanced-path="M 0 0 L 21600 0 21600 21600 0 21600 0 0 Z N"/>
        </draw:custom-shape>
        <draw:custom-shape draw:name="Text Box 21" draw:style-name="gr10" draw:text-style-name="P2" draw:layer="layout" svg:width="12.48cm" svg:height="1.961cm" svg:x="11.65cm" svg:y="4.445cm">
          <text:p text:style-name="P9"><text:span text:style-name="T4">Improvements (as source code) and evaluation results: </text:span><text:span text:style-name="T6">User as Developer</text:span></text:p>
          <draw:enhanced-geometry svg:viewBox="0 0 21600 21600" draw:type="mso-spt202" draw:enhanced-path="M 0 0 L 21600 0 21600 21600 0 21600 0 0 Z N"/>
        </draw:custom-shape>
        <draw:custom-shape draw:name="Text Box 22" draw:style-name="gr9" draw:text-style-name="P2" draw:layer="layout" svg:width="8.781cm" svg:height="1.096cm" svg:x="2.092cm" svg:y="12.246cm">
          <text:p text:style-name="P9"><text:span text:style-name="T4">“</text:span><text:span text:style-name="T4">Stone soup development”</text:span></text:p>
          <draw:enhanced-geometry svg:viewBox="0 0 21600 21600" draw:type="mso-spt202" draw:enhanced-path="M 0 0 L 21600 0 21600 21600 0 21600 0 0 Z N"/>
        </draw:custom-shape>
        <draw:custom-shape draw:name="Text Box 23" draw:style-name="gr11" draw:text-style-name="P2" draw:layer="layout" svg:width="4.308cm" svg:height="1.835cm" svg:x="0.639cm" svg:y="6.985cm">
          <text:p text:style-name="P9"><text:span text:style-name="T7">Development</text:span></text:p>
          <text:p text:style-name="P9"><text:span text:style-name="T7">Community</text:span></text:p>
          <draw:enhanced-geometry svg:viewBox="0 0 21600 21600" draw:type="mso-spt202" draw:enhanced-path="M 0 0 L 21600 0 21600 21600 0 21600 0 0 Z N"/>
        </draw:custom-shape>
        <draw:line draw:name="Line 24" draw:style-name="gr3" draw:text-style-name="P6" draw:layer="layout" svg:x1="13.335cm" svg:y1="12.7cm" svg:x2="20.32cm" svg:y2="12.704cm">
          <text:p/>
        </draw:line>
        <draw:line draw:name="Line 25" draw:style-name="gr3" draw:text-style-name="P6" draw:layer="layout" svg:x1="21.594cm" svg:y1="8.255cm" svg:x2="10.156cm" svg:y2="8.259cm">
          <text:p/>
        </draw:line>
        <presentation:notes draw:style-name="dp3">
          <draw:custom-shape draw:name="Text Box 1" draw:style-name="gr12" draw:text-style-name="P2" draw:layer="layout" svg:width="12.889cm" svg:height="9.666cm" svg:x="3.268cm" svg:y="1.936cm">
            <text:p/>
            <draw:enhanced-geometry svg:viewBox="0 0 21600 21600" draw:type="mso-spt202" draw:enhanced-path="M 0 0 L 21600 0 21600 21600 0 21600 0 0 Z N"/>
          </draw:custom-shape>
          <draw:frame presentation:style-name="pr5" draw:text-style-name="P2" draw:layer="layout" svg:width="14.243cm" svg:height="11.603cm" svg:x="2.588cm" svg:y="12.246cm" presentation:class="notes" presentation:user-transformed="true">
            <draw:text-box>
              <text:p text:style-name="P11"><text:span text:style-name="T8"/></text:p>
              <text:p text:style-name="P11"><text:span text:style-name="T8"/></text:p>
            </draw:text-box>
          </draw:frame>
        </presentation:notes>
      </draw:page>
      <draw:page draw:name="OSS often very reliable" draw:style-name="dp4" draw:master-page-name="Default" presentation:use-date-time-name="dtd1">
        <office:forms form:automatic-focus="false" form:apply-design-mode="false"/>
        <draw:frame presentation:style-name="pr6" draw:text-style-name="P2" draw:layer="layout" svg:width="21.687cm" svg:height="2.55cm" svg:x="1.529cm" svg:y="1.088cm" presentation:class="title" presentation:user-transformed="true">
          <draw:text-box>
            <text:p text:style-name="P7"><text:span text:style-name="T1">OSS often very reliable</text:span></text:p>
          </draw:text-box>
        </draw:frame>
        <draw:frame presentation:style-name="pr7" draw:text-style-name="P2" draw:layer="layout" svg:width="21.687cm" svg:height="12.278cm" svg:x="1.864cm" svg:y="5.295cm" presentation:class="outline" presentation:user-transformed="true">
          <draw:text-box>
            <text:list text:style-name="L5">
              <text:list-item>
                <text:p text:style-name="P12"><text:span text:style-name="T9">Fuzz studies found OSS apps</text:span><text:span text:style-name="T9"><text:line-break/></text:span><text:span text:style-name="T9">significantly more reliable [U Wisconsin]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1">Proprietary Unix failure rate: 28%,23%</text:span></text:p>
                  </text:list-item>
                  <text:list-item>
                    <text:p text:style-name="P13"><text:span text:style-name="T1">OSS: Slackware Linux 9%, GNU utilities 6%</text:span></text:p>
                  </text:list-item>
                  <text:list-item>
                    <text:p text:style-name="P13"><text:span text:style-name="T1">Windows: 100%; 45% if forbid certain Win32 message formats</text:span></text:p>
                  </text:list-item>
                </text:list>
              </text:list-item>
            </text:list>
            <text:list text:style-name="L5">
              <text:list-item>
                <text:p text:style-name="P12"><text:span text:style-name="T9">IIS web servers &gt;2x downtime of Apache [Syscontrol AG]</text:span></text:p>
              </text:list-item>
              <text:list-item>
                <text:p text:style-name="P12"><text:span text:style-name="T9">Linux kernel TCP/IP had smaller defect density [Reasoning]</text:span></text:p>
              </text:list-item>
            </text:list>
          </draw:text-box>
        </draw:frame>
        <draw:frame draw:name="Object 3" draw:style-name="gr13" draw:layer="layout" svg:width="9.226cm" svg:height="7.325cm" svg:x="15.588cm" svg:y="2.853cm">
          <draw:object-ole draw:class-id="00020803-0000-0000-c000-000000000046" xlink:href="./Object 1" xlink:type="simple" xlink:show="embed" xlink:actuate="onLoad"/>
          <draw:image xlink:href="./ObjectReplacements/Object 1" xlink:type="simple" xlink:show="embed" xlink:actuate="onLoad"/>
        </draw:frame>
        <draw:line draw:name="Line 4" draw:style-name="gr14" draw:text-style-name="P6" draw:layer="layout" svg:x1="15.588cm" svg:y1="7.298cm" svg:x2="20.929cm" svg:y2="7.303cm">
          <text:p/>
        </draw:line>
        <draw:line draw:name="Line 5" draw:style-name="gr14" draw:text-style-name="P6" draw:layer="layout" svg:x1="17.78cm" svg:y1="8.259cm" svg:x2="22.15cm" svg:y2="7.677cm">
          <text:p/>
        </draw:line>
        <draw:line draw:name="Line 6" draw:style-name="gr14" draw:text-style-name="P6" draw:layer="layout" svg:x1="22.864cm" svg:y1="8.894cm" svg:x2="19.196cm" svg:y2="6.716cm">
          <text:p/>
        </draw:line>
        <draw:frame draw:name="Object 7" draw:style-name="gr15" draw:layer="layout" svg:width="22.278cm" svg:height="4.238cm" svg:x="1.27cm" svg:y="12.907cm">
          <draw:object-ole draw:class-id="00020803-0000-0000-c000-000000000046" xlink:href="./Object 2" xlink:type="simple" xlink:show="embed" xlink:actuate="onLoad"/>
          <draw:image xlink:href="./ObjectReplacements/Object 2" xlink:type="simple" xlink:show="embed" xlink:actuate="onLoad"/>
        </draw:frame>
        <draw:custom-shape draw:name="AutoShape 8" draw:style-name="gr16" draw:text-style-name="P2" draw:layer="layout" svg:width="12.7cm" svg:height="0.635cm" svg:x="9.525cm" svg:y="17.78cm">
          <text:p text:style-name="P14"><text:span text:style-name="T10">[See http://www.dwheeler.com/oss_fs_why.html]</text:span></text:p>
          <draw:enhanced-geometry svg:viewBox="0 0 21600 21600" draw:path-stretchpoint-x="10800" draw:path-stretchpoint-y="10800" draw:text-areas="?f3 ?f4 ?f5 ?f6" draw:type="round-rectangle" draw:modifiers="15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3">
          <draw:custom-shape draw:name="Text Box 1" draw:style-name="gr12" draw:text-style-name="P2" draw:layer="layout" svg:width="11.805cm" svg:height="8.85cm" svg:x="3.889cm" svg:y="2.509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535cm" svg:height="9.54cm" svg:x="3.187cm" svg:y="11.942cm" presentation:class="notes" presentation:placeholder="true">
            <draw:text-box/>
          </draw:frame>
        </presentation:notes>
      </draw:page>
      <draw:page draw:name="Extreme security claims for OSS" draw:style-name="dp1" draw:master-page-name="Default" presentation:use-date-time-name="dtd1">
        <office:forms form:automatic-focus="false" form:apply-design-mode="false"/>
        <draw:frame presentation:style-name="pr8" draw:text-style-name="P2" draw:layer="layout" svg:width="17.78cm" svg:height="2.33cm" svg:x="5.715cm" svg:y="1.454cm" presentation:class="title" presentation:user-transformed="true">
          <draw:text-box>
            <text:p text:style-name="P7"><text:span text:style-name="T1">Extreme security claims for OSS</text:span></text:p>
          </draw:text-box>
        </draw:frame>
        <draw:frame presentation:style-name="pr9" draw:text-style-name="P2" draw:layer="layout" svg:width="21.59cm" svg:height="11.854cm" svg:x="1.905cm" svg:y="5.079cm" presentation:class="outline" presentation:user-transformed="true">
          <draw:text-box>
            <text:list text:style-name="L7">
              <text:list-item>
                <text:p text:style-name="P15"><text:span text:style-name="T11">Extreme claims</text:span></text:p>
              </text:list-item>
            </text:list>
            <text:list text:style-name="L8">
              <text:list-item>
                <text:list>
                  <text:list-item>
                    <text:p text:style-name="P16"><text:span text:style-name="T11">“</text:span><text:span text:style-name="T11">OSS is always more secure”</text:span></text:p>
                  </text:list-item>
                  <text:list-item>
                    <text:p text:style-name="P16"><text:span text:style-name="T11">“</text:span><text:span text:style-name="T11">Proprietary is always more secure”</text:span></text:p>
                  </text:list-item>
                </text:list>
              </text:list-item>
            </text:list>
            <text:list text:style-name="L7">
              <text:list-item>
                <text:p text:style-name="P17"><text:span text:style-name="T11">Reality: Neither OSS nor proprietary always better</text:span></text:p>
              </text:list-item>
            </text:list>
            <text:list text:style-name="L8">
              <text:list-item>
                <text:list>
                  <text:list-item>
                    <text:p text:style-name="P18"><text:span text:style-name="T11">Some </text:span><text:span text:style-name="T12">specific</text:span><text:span text:style-name="T11"> OSS programs </text:span><text:span text:style-name="T12">are</text:span><text:span text:style-name="T11"> more secure than their competing proprietary competitors</text:span></text:p>
                  </text:list-item>
                  <text:list-item>
                    <text:p text:style-name="P16"><text:span text:style-name="T11">Include OSS options when acquiring, then evaluate</text:span></text:p>
                  </text:list-item>
                </text:list>
              </text:list-item>
            </text:list>
            <text:list text:style-name="L7">
              <text:list-item>
                <text:p text:style-name="P15"><text:span text:style-name="T11">There </text:span><text:span text:style-name="T12">is</text:span><text:span text:style-name="T11"> a principle that gives OSS a </text:span><text:span text:style-name="T12">potential</text:span><text:span text:style-name="T11"> advantage…</text:span></text:p>
              </text:list-item>
            </text:list>
          </draw:text-box>
        </draw:frame>
        <presentation:notes draw:style-name="dp2">
          <draw:page-thumbnail draw:layer="layout" svg:width="12.889cm" svg:height="9.666cm" svg:x="3.268cm" svg:y="1.936cm" draw:page-number="4"/>
          <draw:frame presentation:style-name="pr3" draw:layer="layout" svg:width="14.535cm" svg:height="9.54cm" svg:x="3.187cm" svg:y="11.942cm" presentation:class="notes" presentation:placeholder="true">
            <draw:text-box/>
          </draw:frame>
        </presentation:notes>
      </draw:page>
      <draw:page draw:name="Open design: A security fundamental" draw:style-name="dp1" draw:master-page-name="Default" presentation:use-date-time-name="dtd1">
        <office:forms form:automatic-focus="false" form:apply-design-mode="false"/>
        <draw:frame presentation:style-name="pr10" draw:text-style-name="P2" draw:layer="layout" svg:width="17.78cm" svg:height="2.466cm" svg:x="5.715cm" svg:y="1.388cm" presentation:class="title" presentation:user-transformed="true">
          <draw:text-box>
            <text:p text:style-name="P7"><text:span text:style-name="T1">Open design:</text:span><text:span text:style-name="T1"><text:line-break/></text:span><text:span text:style-name="T1">A security fundamental</text:span></text:p>
          </draw:text-box>
        </draw:frame>
        <draw:frame presentation:style-name="pr9" draw:text-style-name="P2" draw:layer="layout" svg:width="21.59cm" svg:height="11.854cm" svg:x="1.905cm" svg:y="5.079cm" presentation:class="outline" presentation:user-transformed="true">
          <draw:text-box>
            <text:list text:style-name="L7">
              <text:list-item>
                <text:p text:style-name="P17"><text:span text:style-name="T1">Saltzer &amp; Schroeder [1974/1975] - Open design principle</text:span></text:p>
              </text:list-item>
            </text:list>
            <text:list text:style-name="L8">
              <text:list-item>
                <text:list>
                  <text:list-item>
                    <text:p text:style-name="P18"><text:span text:style-name="T1">the protection mechanism must not depend on attacker ignorance</text:span></text:p>
                  </text:list-item>
                </text:list>
              </text:list-item>
            </text:list>
            <text:list text:style-name="L7">
              <text:list-item>
                <text:p text:style-name="P17"><text:span text:style-name="T1">OSS better fulfills this principle</text:span></text:p>
              </text:list-item>
              <text:list-item>
                <text:p text:style-name="P17"><text:span text:style-name="T1">Security experts perceive OSS advantage</text:span></text:p>
              </text:list-item>
            </text:list>
            <text:list text:style-name="L8">
              <text:list-item>
                <text:list>
                  <text:list-item>
                    <text:p text:style-name="P18"><text:span text:style-name="T1">Bruce Schneier: “demand OSS for anything related to security”</text:span></text:p>
                  </text:list-item>
                  <text:list-item>
                    <text:p text:style-name="P18"><text:span text:style-name="T1">Vincent Rijmen (AES): “forces people to write more clear code &amp; adhere to standards”</text:span></text:p>
                  </text:list-item>
                  <text:list-item>
                    <text:p text:style-name="P18"><text:span text:style-name="T1">Whitfield Diffie: “it’s simply unrealistic to depend on secrecy for security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889cm" svg:height="9.666cm" svg:x="3.268cm" svg:y="1.936cm" draw:page-number="5"/>
          <draw:frame presentation:style-name="pr3" draw:layer="layout" svg:width="14.535cm" svg:height="9.54cm" svg:x="3.187cm" svg:y="11.942cm" presentation:class="notes" presentation:placeholder="true">
            <draw:text-box/>
          </draw:frame>
        </presentation:notes>
      </draw:page>
      <draw:page draw:name="Problems with hiding source &amp; vulnerability secrecy" draw:style-name="dp1" draw:master-page-name="Default" presentation:use-date-time-name="dtd1">
        <office:forms form:automatic-focus="false" form:apply-design-mode="false"/>
        <draw:frame presentation:style-name="pr10" draw:text-style-name="P2" draw:layer="layout" svg:width="17.78cm" svg:height="2.466cm" svg:x="5.715cm" svg:y="1.388cm" presentation:class="title" presentation:user-transformed="true">
          <draw:text-box>
            <text:p text:style-name="P7"><text:span text:style-name="T1">Problems with hiding source &amp; vulnerability secrecy</text:span></text:p>
          </draw:text-box>
        </draw:frame>
        <draw:frame presentation:style-name="pr11" draw:text-style-name="P2" draw:layer="layout" svg:width="21.59cm" svg:height="12.891cm" svg:x="1.905cm" svg:y="5.08cm" presentation:class="outline" presentation:user-transformed="true">
          <draw:text-box>
            <text:list text:style-name="L7">
              <text:list-item>
                <text:p text:style-name="P18"><text:span text:style-name="T11">Hiding source doesn’t halt attacks</text:span></text:p>
              </text:list-item>
            </text:list>
            <text:list text:style-name="L8">
              <text:list-item>
                <text:list>
                  <text:list-item>
                    <text:p text:style-name="P19"><text:span text:style-name="T9">Presumes you can keep source secret</text:span></text:p>
                    <text:list>
                      <text:list-item>
                        <text:p text:style-name="P19"><text:span text:style-name="T9">Attackers may extract or legitimately get it</text:span></text:p>
                      </text:list-item>
                    </text:list>
                  </text:list-item>
                  <text:list-item>
                    <text:p text:style-name="P16"><text:span text:style-name="T9">Dynamic attacks don’t need source or binary</text:span></text:p>
                    <text:list>
                      <text:list-item>
                        <text:p text:style-name="P12"><text:span text:style-name="T9">Observing output from inputs sufficient for attack</text:span></text:p>
                      </text:list-item>
                    </text:list>
                  </text:list-item>
                  <text:list-item>
                    <text:p text:style-name="P19"><text:span text:style-name="T9">Static attacks can use pattern-matches against binaries</text:span></text:p>
                  </text:list-item>
                  <text:list-item>
                    <text:p text:style-name="P19"><text:span text:style-name="T9">Source can be regenerated by disassemblers &amp; decompilers sufficiently to search for vulnerabilities</text:span></text:p>
                  </text:list-item>
                  <text:list-item>
                    <text:p text:style-name="P19"><text:span text:style-name="T9">“</text:span><text:span text:style-name="T9">Security by Obscurity” widely denigrated</text:span></text:p>
                  </text:list-item>
                </text:list>
              </text:list-item>
            </text:list>
            <text:list text:style-name="L7">
              <text:list-item>
                <text:p text:style-name="P18"><text:span text:style-name="T11">Hiding source slows vulnerability response</text:span></text:p>
              </text:list-item>
              <text:list-item>
                <text:p text:style-name="P18"><text:span text:style-name="T11">Vulnerability secrecy doesn’t halt attacks</text:span></text:p>
              </text:list-item>
            </text:list>
            <text:list text:style-name="L8">
              <text:list-item>
                <text:list>
                  <text:list-item>
                    <text:p text:style-name="P19"><text:span text:style-name="T9">Vulnerabilities are a time bomb and are likely to be rediscovered by attackers</text:span></text:p>
                  </text:list-item>
                  <text:list-item>
                    <text:p text:style-name="P19"><text:span text:style-name="T9">Brief secrecy works (10-30 days), not months/yea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889cm" svg:height="9.666cm" svg:x="3.268cm" svg:y="1.936cm" draw:page-number="6"/>
          <draw:frame presentation:style-name="pr3" draw:layer="layout" svg:width="14.535cm" svg:height="9.54cm" svg:x="3.187cm" svg:y="11.942cm" presentation:class="notes" presentation:placeholder="true">
            <draw:text-box/>
          </draw:frame>
        </presentation:notes>
      </draw:page>
      <draw:page draw:name="Can “security by obscurity” be a basis for security?" draw:style-name="dp1" draw:master-page-name="Default" presentation:use-date-time-name="dtd1">
        <office:forms form:automatic-focus="false" form:apply-design-mode="false"/>
        <draw:frame presentation:style-name="pr12" draw:text-style-name="P2" draw:layer="layout" svg:width="17.78cm" svg:height="2.334cm" svg:x="5.715cm" svg:y="1.454cm" presentation:class="title" presentation:user-transformed="true">
          <draw:text-box>
            <text:p text:style-name="P7"><text:span text:style-name="T1">Can “security by obscurity” be a basis for security?</text:span></text:p>
          </draw:text-box>
        </draw:frame>
        <draw:frame presentation:style-name="pr13" draw:text-style-name="P2" draw:layer="layout" svg:width="21.59cm" svg:height="13.762cm" svg:x="1.905cm" svg:y="5.079cm" presentation:class="outline" presentation:user-transformed="true">
          <draw:text-box>
            <text:list text:style-name="L7">
              <text:list-item>
                <text:p text:style-name="P15"><text:span text:style-name="T1">“</text:span><text:span text:style-name="T1">Security by Obscurity” can work, but iff:</text:span></text:p>
              </text:list-item>
            </text:list>
            <text:list text:style-name="L8">
              <text:list-item>
                <text:list>
                  <text:list-item>
                    <text:p text:style-name="P16"><text:span text:style-name="T1">Keeping secret actually improves security</text:span></text:p>
                  </text:list-item>
                  <text:list-item>
                    <text:p text:style-name="P16"><text:span text:style-name="T1">You can keep the critical information a secret</text:span></text:p>
                  </text:list-item>
                </text:list>
              </text:list-item>
            </text:list>
            <text:list text:style-name="L7">
              <text:list-item>
                <text:p text:style-name="P15"><text:span text:style-name="T1">For obscurity itself to give significant security:</text:span></text:p>
              </text:list-item>
            </text:list>
            <text:list text:style-name="L8">
              <text:list-item>
                <text:list>
                  <text:list-item>
                    <text:p text:style-name="P16"><text:span text:style-name="T1">Keep source secret from all but a few people. Never sell or reveal source to many. <text:s/>E.G.: Classify</text:span></text:p>
                  </text:list-item>
                  <text:list-item>
                    <text:p text:style-name="P16"><text:span text:style-name="T1">Keep binary secret; never sell binary to outsiders</text:span></text:p>
                    <text:list>
                      <text:list-item>
                        <text:p text:style-name="P12"><text:span text:style-name="T1">Use software protection mechanisms (goo, etc.) </text:span></text:p>
                      </text:list-item>
                      <text:list-item>
                        <text:p text:style-name="P12"><text:span text:style-name="T1">Remove software binary before exporting system</text:span></text:p>
                      </text:list-item>
                    </text:list>
                  </text:list-item>
                  <text:list-item>
                    <text:p text:style-name="P16"><text:span text:style-name="T1">Do not allow inputs/outputs of program to be accessible by others – </text:span><text:span text:style-name="T13">no</text:span><text:span text:style-name="T1"> Internet/web access</text:span></text:p>
                  </text:list-item>
                </text:list>
              </text:list-item>
            </text:list>
            <text:list text:style-name="L7">
              <text:list-item>
                <text:p text:style-name="P15"><text:span text:style-name="T1">Incompatible with off-the-shelf development approaches</text:span></text:p>
              </text:list-item>
            </text:list>
            <text:list text:style-name="L8">
              <text:list-item>
                <text:list>
                  <text:list-item>
                    <text:p text:style-name="P16"><text:span text:style-name="T1">Fine for (custom) classified software, but that’s costly</text:span></text:p>
                  </text:list-item>
                </text:list>
              </text:list-item>
            </text:list>
            <text:list text:style-name="L7">
              <text:list-item>
                <text:p text:style-name="P15"><text:span text:style-name="T1">Proprietary software </text:span><text:span text:style-name="T13">can</text:span><text:span text:style-name="T1"> be secure – but not this way</text:span></text:p>
              </text:list-item>
            </text:list>
          </draw:text-box>
        </draw:frame>
        <presentation:notes draw:style-name="dp2">
          <draw:page-thumbnail draw:layer="layout" svg:width="12.889cm" svg:height="9.666cm" svg:x="3.268cm" svg:y="1.936cm" draw:page-number="7"/>
          <draw:frame presentation:style-name="pr3" draw:layer="layout" svg:width="14.535cm" svg:height="9.54cm" svg:x="3.187cm" svg:y="11.942cm" presentation:class="notes" presentation:placeholder="true">
            <draw:text-box/>
          </draw:frame>
        </presentation:notes>
      </draw:page>
      <draw:page draw:name="Proprietary advantages? Not really" draw:style-name="dp1" draw:master-page-name="Default" presentation:use-date-time-name="dtd1">
        <office:forms form:automatic-focus="false" form:apply-design-mode="false"/>
        <draw:frame presentation:style-name="pr10" draw:text-style-name="P2" draw:layer="layout" svg:width="17.78cm" svg:height="2.466cm" svg:x="5.715cm" svg:y="1.388cm" presentation:class="title" presentation:user-transformed="true">
          <draw:text-box>
            <text:p text:style-name="P7"><text:span text:style-name="T1">Proprietary advantages?</text:span><text:span text:style-name="T1"><text:line-break/></text:span><text:span text:style-name="T1">Not really</text:span></text:p>
          </draw:text-box>
        </draw:frame>
        <draw:frame presentation:style-name="pr14" draw:text-style-name="P2" draw:layer="layout" svg:width="21.59cm" svg:height="13.411cm" svg:x="1.905cm" svg:y="5.08cm" presentation:class="outline" presentation:user-transformed="true">
          <draw:text-box>
            <text:list text:style-name="L7">
              <text:list-item>
                <text:p text:style-name="P17"><text:span text:style-name="T9">Experienced developers who understand security produce better results</text:span></text:p>
              </text:list-item>
            </text:list>
            <text:list text:style-name="L8">
              <text:list-item>
                <text:list>
                  <text:list-item>
                    <text:p text:style-name="P18"><text:span text:style-name="T9">Experience &amp; knowledge </text:span><text:span text:style-name="T14">are</text:span><text:span text:style-name="T9"> </text:span><text:span text:style-name="T14">critical</text:span><text:span text:style-name="T9">, but...</text:span></text:p>
                  </text:list-item>
                  <text:list-item>
                    <text:p text:style-name="P18"><text:span text:style-name="T9">OSS developers often very experienced &amp; knowledgeable too (BCG study: average 11yrs experience, 30 yrs old) – often same people</text:span></text:p>
                  </text:list-item>
                </text:list>
              </text:list-item>
            </text:list>
            <text:list text:style-name="L7">
              <text:list-item>
                <text:p text:style-name="P17"><text:span text:style-name="T9">Proprietary developers higher quality?</text:span></text:p>
              </text:list-item>
            </text:list>
            <text:list text:style-name="L8">
              <text:list-item>
                <text:list>
                  <text:list-item>
                    <text:p text:style-name="P18"><text:span text:style-name="T9">Dubious; OSS often higher reliability, security</text:span></text:p>
                  </text:list-item>
                  <text:list-item>
                    <text:p text:style-name="P18"><text:span text:style-name="T9">Market rush often impairs proprietary quality</text:span></text:p>
                  </text:list-item>
                </text:list>
              </text:list-item>
            </text:list>
            <text:list text:style-name="L7">
              <text:list-item>
                <text:p text:style-name="P17"><text:span text:style-name="T9">No guarantee OSS is widely reviewed</text:span></text:p>
              </text:list-item>
            </text:list>
            <text:list text:style-name="L8">
              <text:list-item>
                <text:list>
                  <text:list-item>
                    <text:p text:style-name="P18"><text:span text:style-name="T15">True!</text:span><text:span text:style-name="T9"> Unreviewed OSS may be very insecure</text:span></text:p>
                  </text:list-item>
                  <text:list-item>
                    <text:p text:style-name="P18"><text:span text:style-name="T9">Also true for proprietary (rarely reviewed!). </text:span><text:span text:style-name="T14">Check it!</text:span></text:p>
                  </text:list-item>
                </text:list>
              </text:list-item>
            </text:list>
            <text:list text:style-name="L7">
              <text:list-item>
                <text:p text:style-name="P15"><text:span text:style-name="T9">Can sue vendor if insecure/inadequate</text:span></text:p>
              </text:list-item>
            </text:list>
            <text:list text:style-name="L8">
              <text:list-item>
                <text:list>
                  <text:list-item>
                    <text:p text:style-name="P16"><text:span text:style-name="T9">Nonsense. <text:s/>EULAs forbid, courts rarely accept, costly to sue with improbable results, you want sw not a sui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889cm" svg:height="9.666cm" svg:x="3.268cm" svg:y="1.936cm" draw:page-number="8"/>
          <draw:frame presentation:style-name="pr3" draw:layer="layout" svg:width="14.535cm" svg:height="9.54cm" svg:x="3.187cm" svg:y="11.942cm" presentation:class="notes" presentation:placeholder="true">
            <draw:text-box/>
          </draw:frame>
        </presentation:notes>
      </draw:page>
      <draw:page draw:name="OSS Security Preconditions (Unintentional vulnerabilities) " draw:style-name="dp5" draw:master-page-name="Default" presentation:use-date-time-name="dtd1">
        <office:forms form:automatic-focus="false" form:apply-design-mode="false"/>
        <draw:frame presentation:style-name="pr15" draw:text-style-name="P2" draw:layer="layout" svg:width="17.776cm" svg:height="2.325cm" svg:x="5.715cm" svg:y="1.455cm" presentation:class="title" presentation:user-transformed="true">
          <draw:text-box>
            <text:p text:style-name="P7"><text:span text:style-name="T16">OSS Security Preconditions</text:span><text:span text:style-name="T16"><text:line-break/></text:span><text:span text:style-name="T16">(Unintentional vulnerabilities) </text:span></text:p>
          </draw:text-box>
        </draw:frame>
        <draw:frame presentation:style-name="pr16" draw:text-style-name="P2" draw:layer="layout" svg:width="21.586cm" svg:height="13.508cm" svg:x="1.905cm" svg:y="5.079cm" presentation:class="outline" presentation:user-transformed="true">
          <draw:text-box>
            <text:list text:style-name="L9">
              <text:list-item>
                <text:p text:style-name="P15"><text:span text:style-name="T16">Developers/reviewers need security knowledge</text:span></text:p>
              </text:list-item>
            </text:list>
            <text:list text:style-name="L10">
              <text:list-item>
                <text:list>
                  <text:list-item>
                    <text:p text:style-name="P16"><text:span text:style-name="T16">Knowledge more important than licensing</text:span></text:p>
                  </text:list-item>
                </text:list>
              </text:list-item>
            </text:list>
            <text:list text:style-name="L9">
              <text:list-item>
                <text:p text:style-name="P15"><text:span text:style-name="T16">People have to actually review the code</text:span></text:p>
              </text:list-item>
            </text:list>
            <text:list text:style-name="L10">
              <text:list-item>
                <text:list>
                  <text:list-item>
                    <text:p text:style-name="P16"><text:span text:style-name="T16">Reduced likelihood if niche/rarely-used, few developers, rare computer language, not really OSS</text:span></text:p>
                  </text:list-item>
                  <text:list-item>
                    <text:p text:style-name="P16"><text:span text:style-name="T16">More contributors, more review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12"><text:span text:style-name="T16">Is it </text:span><text:span text:style-name="T17">truly</text:span><text:span text:style-name="T16"> community-developed?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16"><text:span text:style-name="T16">Review really does happen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12"><text:span text:style-name="T16">Tool vendors: Coverity, Fortify, etc.</text:span></text:p>
                      </text:list-item>
                      <text:list-item>
                        <text:p text:style-name="P12"><text:span text:style-name="T16">Review projects: OpenBSD, Debian Security Audit, ...</text:span></text:p>
                      </text:list-item>
                      <text:list-item>
                        <text:p text:style-name="P12"><text:span text:style-name="T16">Project-specific: Mozilla bounty, etc.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p text:style-name="P15"><text:span text:style-name="T16">Problems must be fixed</text:span></text:p>
              </text:list-item>
            </text:list>
            <text:list text:style-name="L10">
              <text:list-item>
                <text:list>
                  <text:list-item>
                    <text:p text:style-name="P16"><text:span text:style-name="T16">Far better to fix before deployment</text:span></text:p>
                  </text:list-item>
                  <text:list-item>
                    <text:p text:style-name="P16"><text:span text:style-name="T16">If already deployed, need to deploy fix</text:span></text:p>
                  </text:list-item>
                </text:list>
              </text:list-item>
            </text:list>
          </draw:text-box>
        </draw:frame>
        <presentation:notes draw:style-name="dp6" presentation:use-date-time-name="dtd1">
          <draw:page-thumbnail draw:layer="layout" svg:width="11.457cm" svg:height="8.595cm" svg:x="4.718cm" svg:y="2.509cm" draw:page-number="9"/>
          <draw:frame presentation:style-name="pr3" draw:layer="layout" svg:width="14.535cm" svg:height="9.54cm" svg:x="3.187cm" svg:y="11.942cm" presentation:class="notes" presentation:placeholder="true">
            <draw:text-box/>
          </draw:frame>
        </presentation:notes>
      </draw:page>
      <draw:page draw:name="Inserting malicious code &amp; OSS: Basic concepts" draw:style-name="dp1" draw:master-page-name="Default" presentation:use-date-time-name="dtd1">
        <office:forms form:automatic-focus="false" form:apply-design-mode="false"/>
        <draw:frame presentation:style-name="pr10" draw:text-style-name="P2" draw:layer="layout" svg:width="17.78cm" svg:height="2.466cm" svg:x="5.715cm" svg:y="1.388cm" presentation:class="title" presentation:user-transformed="true">
          <draw:text-box>
            <text:p text:style-name="P7"><text:span text:style-name="T1">Inserting malicious code &amp; OSS: Basic concepts</text:span></text:p>
          </draw:text-box>
        </draw:frame>
        <draw:frame presentation:style-name="pr17" draw:text-style-name="P2" draw:layer="layout" svg:width="21.59cm" svg:height="12.489cm" svg:x="1.905cm" svg:y="5.08cm" presentation:class="outline" presentation:user-transformed="true">
          <draw:text-box>
            <text:list text:style-name="L7">
              <text:list-item>
                <text:p text:style-name="P20"><text:span text:style-name="T11">“</text:span><text:span text:style-name="T11">Anyone can modify OSS, including attackers”</text:span></text:p>
              </text:list-item>
            </text:list>
            <text:list text:style-name="L8">
              <text:list-item>
                <text:list>
                  <text:list-item>
                    <text:p text:style-name="P21"><text:span text:style-name="T9">Actually, you can modify proprietary programs too… just use a hex editor. <text:s/>Legal niceties not protection!</text:span></text:p>
                  </text:list-item>
                  <text:list-item>
                    <text:p text:style-name="P21"><text:span text:style-name="T9">Trick is to get result into user supply chain</text:span></text:p>
                  </text:list-item>
                  <text:list-item>
                    <text:p text:style-name="P21"><text:span text:style-name="T9">In OSS, requires subverting/misleading the trusted developers or trusted repository/distribution…</text:span></text:p>
                  </text:list-item>
                  <text:list-item>
                    <text:p text:style-name="P21"><text:span text:style-name="T14">and</text:span><text:span text:style-name="T9"> no one noticing the public malsource later</text:span></text:p>
                  </text:list-item>
                </text:list>
              </text:list-item>
            </text:list>
            <text:list text:style-name="L7">
              <text:list-item>
                <text:p text:style-name="P20"><text:span text:style-name="T11">Different threat types: Individual...nation-state</text:span></text:p>
              </text:list-item>
              <text:list-item>
                <text:p text:style-name="P20"><text:span text:style-name="T11">Distributed source aids detection</text:span></text:p>
              </text:list-item>
              <text:list-item>
                <text:p text:style-name="P20"><text:span text:style-name="T11">Large community-based OSS projects tend to have many reviewers from many countries</text:span></text:p>
              </text:list-item>
            </text:list>
            <text:list text:style-name="L8">
              <text:list-item>
                <text:list>
                  <text:list-item>
                    <text:p text:style-name="P16"><text:span text:style-name="T9">Makes undetected subversion more difficult</text:span></text:p>
                  </text:list-item>
                  <text:list-item>
                    <text:p text:style-name="P21"><text:span text:style-name="T9">Consider supplier as you would proprietary software</text:span></text:p>
                  </text:list-item>
                  <text:list-item>
                    <text:p text:style-name="P21"><text:span text:style-name="T9">Risk larger for small OSS projec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889cm" svg:height="9.666cm" svg:x="3.268cm" svg:y="1.936cm" draw:page-number="10"/>
          <draw:frame presentation:style-name="pr3" draw:layer="layout" svg:width="14.535cm" svg:height="9.54cm" svg:x="3.187cm" svg:y="11.942cm" presentation:class="notes" presentation:placeholder="true">
            <draw:text-box/>
          </draw:frame>
        </presentation:notes>
      </draw:page>
      <draw:page draw:name="Malicious code &amp; OSS" draw:style-name="dp1" draw:master-page-name="Default" presentation:use-date-time-name="dtd1">
        <office:forms form:automatic-focus="false" form:apply-design-mode="false"/>
        <draw:frame presentation:style-name="pr12" draw:text-style-name="P2" draw:layer="layout" svg:width="17.78cm" svg:height="2.334cm" svg:x="5.715cm" svg:y="1.454cm" presentation:class="title" presentation:user-transformed="true">
          <draw:text-box>
            <text:p text:style-name="P7"><text:span text:style-name="T1">Malicious code &amp; OSS</text:span></text:p>
          </draw:text-box>
        </draw:frame>
        <draw:frame presentation:style-name="pr13" draw:text-style-name="P2" draw:layer="layout" svg:width="21.59cm" svg:height="13.72cm" svg:x="1.905cm" svg:y="5.079cm" presentation:class="outline" presentation:user-transformed="true">
          <draw:text-box>
            <text:list text:style-name="L7">
              <text:list-item>
                <text:p text:style-name="P17"><text:span text:style-name="T9">OSS repositories demonstrate great resilience vs. attacks</text:span></text:p>
              </text:list-item>
            </text:list>
            <text:list text:style-name="L8">
              <text:list-item>
                <text:list>
                  <text:list-item>
                    <text:p text:style-name="P16"><text:span text:style-name="T9">Linux kernel (2003); hid via “= instead of ==”</text:span></text:p>
                    <text:list>
                      <text:list-item>
                        <text:p text:style-name="P12"><text:span text:style-name="T9">Attack failed (CM, developer review, conventions) </text:span></text:p>
                      </text:list-item>
                    </text:list>
                  </text:list-item>
                  <text:list-item>
                    <text:p text:style-name="P16"><text:span text:style-name="T9">SourceForge/Apache (2001), Debian (2003) </text:span></text:p>
                  </text:list-item>
                  <text:list-item>
                    <text:p text:style-name="P16"><text:span text:style-name="T9">Countered &amp; restored via external copy comparisons</text:span></text:p>
                  </text:list-item>
                </text:list>
              </text:list-item>
            </text:list>
            <text:list text:style-name="L7">
              <text:list-item>
                <text:p text:style-name="P17"><text:span text:style-name="T9">Malicious code can be made to look unintentional</text:span></text:p>
              </text:list-item>
            </text:list>
            <text:list text:style-name="L8">
              <text:list-item>
                <text:list>
                  <text:list-item>
                    <text:p text:style-name="P16"><text:span text:style-name="T9">Techniques to counter unintentional still apply</text:span></text:p>
                  </text:list-item>
                  <text:list-item>
                    <text:p text:style-name="P16"><text:span text:style-name="T9">Attacker could try to work around tools... but for OSS won't know what tools will be used!</text:span></text:p>
                  </text:list-item>
                </text:list>
              </text:list-item>
            </text:list>
            <text:list text:style-name="L7">
              <text:list-item>
                <text:p text:style-name="P15"><text:span text:style-name="T9">Borland InterBase/Firebird Back Door</text:span></text:p>
              </text:list-item>
            </text:list>
            <text:list text:style-name="L8">
              <text:list-item>
                <text:list>
                  <text:list-item>
                    <text:p text:style-name="P18"><text:span text:style-name="T9">user: politically, password: correct</text:span></text:p>
                  </text:list-item>
                  <text:list-item>
                    <text:p text:style-name="P18"><text:span text:style-name="T9">Hidden for 7 years in proprietary product</text:span></text:p>
                  </text:list-item>
                  <text:list-item>
                    <text:p text:style-name="P18"><text:span text:style-name="T9">Found after release as OSS in 5 months</text:span></text:p>
                  </text:list-item>
                  <text:list-item>
                    <text:p text:style-name="P18"><text:span text:style-name="T9">Unclear if malicious, but has its for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889cm" svg:height="9.666cm" svg:x="3.268cm" svg:y="1.936cm" draw:page-number="11"/>
          <draw:frame presentation:style-name="pr18" draw:text-style-name="P2" draw:layer="layout" svg:width="14.243cm" svg:height="11.356cm" svg:x="2.588cm" svg:y="12.245cm" presentation:class="notes" presentation:user-transformed="true">
            <draw:text-box>
              <text:p text:style-name="P11"><text:span text:style-name="T8">For more on the Linux kernel attack of 2003, see:</text:span></text:p>
              <text:p text:style-name="P11"><text:span text:style-name="T8">http://www.linux.com/feature/32539</text:span></text:p>
              <text:p text:style-name="P11"><text:span text:style-name="T8">http://web.archive.org/web/20051122074510/kerneltrap.org/node/1584</text:span></text:p>
              <text:p text:style-name="P11"><text:span text:style-name="T8"/></text:p>
              <text:p text:style-name="P11"><text:span text:style-name="T8">The attack on SourceForge and Apache in 2001 (by “Fluffy Bunny”):</text:span></text:p>
              <text:p text:style-name="P11"><text:span text:style-name="T8">http://www.businessweek.com/technology/content/jul2001/tc20010726_509.htm</text:span></text:p>
              <text:p text:style-name="P11"><text:span text:style-name="T8">http://www.securityfocus.com/news/215</text:span></text:p>
              <text:p text:style-name="P11"><text:span text:style-name="T8">note that this was detected by the OSS community, and that they were able to recover and verify the source code (due to distributed development)‏</text:span></text:p>
              <text:p text:style-name="P11"><text:span text:style-name="T8"/></text:p>
              <text:p text:style-name="P11"><text:span text:style-name="T8">The break-in on Debian in 2003, including their verification of their repository:</text:span></text:p>
              <text:p text:style-name="P11"><text:span text:style-name="T8">http://www.debian.org/News/2003/20031202</text:span></text:p>
              <text:p text:style-name="P11"><text:span text:style-name="T8"/></text:p>
              <text:p text:style-name="P11"><text:span text:style-name="T8"/></text:p>
            </draw:text-box>
          </draw:frame>
        </presentation:notes>
      </draw:page>
      <draw:page draw:name="DoD cyber security requires OSS" draw:style-name="dp1" draw:master-page-name="Default" presentation:use-date-time-name="dtd1">
        <office:forms form:automatic-focus="false" form:apply-design-mode="false"/>
        <draw:frame presentation:style-name="pr8" draw:text-style-name="P2" draw:layer="layout" svg:width="17.78cm" svg:height="2.33cm" svg:x="5.715cm" svg:y="1.454cm" presentation:class="title" presentation:user-transformed="true">
          <draw:text-box>
            <text:p text:style-name="P7"><text:span text:style-name="T1">DoD cyber security requires OSS</text:span></text:p>
          </draw:text-box>
        </draw:frame>
        <draw:frame presentation:style-name="pr19" draw:text-style-name="P2" draw:layer="layout" svg:width="21.59cm" svg:height="12.608cm" svg:x="1.905cm" svg:y="5.079cm" presentation:class="outline" presentation:user-transformed="true">
          <draw:text-box>
            <text:p text:style-name="P22"><text:span text:style-name="T18">“</text:span><text:span text:style-name="T18">One unexpected result was the degree to which Security depends on FOSS. Banning FOSS would</text:span></text:p>
            <text:list text:style-name="L7">
              <text:list-item>
                <text:p text:style-name="P15"><text:span text:style-name="T19">remove</text:span><text:span text:style-name="T18"> certain types of infrastructure </text:span><text:span text:style-name="T19">components</text:span><text:span text:style-name="T18"> (e.g., OpenBSD) that currently help support network security.</text:span></text:p>
              </text:list-item>
              <text:list-item>
                <text:p text:style-name="P15"><text:span text:style-name="T18">... </text:span><text:span text:style-name="T19">limit</text:span><text:span text:style-name="T18"> DoD </text:span><text:span text:style-name="T19">access</text:span><text:span text:style-name="T18"> to—and overall expertise in—the use of powerful FOSS </text:span><text:span text:style-name="T19">analysis and detection</text:span><text:span text:style-name="T18"> applications that hostile groups could use to help stage cyberattacks.</text:span></text:p>
              </text:list-item>
              <text:list-item>
                <text:p text:style-name="P15"><text:span text:style-name="T18">... </text:span><text:span text:style-name="T19">remove</text:span><text:span text:style-name="T18"> the demonstrated </text:span><text:span text:style-name="T19">ability</text:span><text:span text:style-name="T18"> of FOSS applications to be </text:span><text:span text:style-name="T19">updated rapidly in response to new</text:span><text:span text:style-name="T18"> types of </text:span><text:span text:style-name="T19">cyberattack</text:span><text:span text:style-name="T18">.</text:span></text:p>
              </text:list-item>
            </text:list>
            <text:p text:style-name="P22"><text:span text:style-name="T18">Taken together, these factors imply that banning FOSS would have immediate, broad, and strongly negative impacts on the ability of many sensitive and security-focused DoD groups to defend against cyberattacks.” - </text:span><text:span text:style-name="T20">Use of Free and Open Source Software in the US Dept. of Defense</text:span><text:span text:style-name="T18"> (MITRE, sponsored by DISA), Jan. 2, 2003</text:span></text:p>
            <text:p text:style-name="P22"><text:span text:style-name="T18">“</text:span><text:span text:style-name="T18">In cyberspace, </text:span><text:span text:style-name="T19">coding is maneuver</text:span><text:span text:style-name="T18">” - Jim Stogdill; see http://www.slideshare.net/jstogdill/coding-is-maneuver</text:span></text:p>
          </draw:text-box>
        </draw:frame>
        <presentation:notes draw:style-name="dp2">
          <draw:page-thumbnail draw:layer="layout" svg:width="12.889cm" svg:height="9.666cm" svg:x="3.268cm" svg:y="1.936cm" draw:page-number="12"/>
          <draw:frame presentation:style-name="pr3" draw:layer="layout" svg:width="14.535cm" svg:height="9.54cm" svg:x="3.187cm" svg:y="11.942cm" presentation:class="notes" presentation:placeholder="true">
            <draw:text-box/>
          </draw:frame>
        </presentation:notes>
      </draw:page>
      <draw:page draw:name="Most popular OSS licenses" draw:style-name="dp1" draw:master-page-name="Default" presentation:use-date-time-name="dtd1">
        <office:forms form:automatic-focus="false" form:apply-design-mode="false"/>
        <draw:frame presentation:style-name="pr12" draw:text-style-name="P2" draw:layer="layout" svg:width="17.78cm" svg:height="2.334cm" svg:x="5.715cm" svg:y="1.454cm" presentation:class="title" presentation:user-transformed="true">
          <draw:text-box>
            <text:p text:style-name="P7"><text:span text:style-name="T1">Most popular OSS licenses</text:span></text:p>
          </draw:text-box>
        </draw:frame>
        <draw:frame presentation:style-name="pr20" draw:text-style-name="P2" draw:layer="layout" svg:width="10.535cm" svg:height="13.512cm" svg:x="1.904cm" svg:y="5.079cm" presentation:class="outline" presentation:user-transformed="true">
          <draw:text-box>
            <text:list text:style-name="L7">
              <text:list-item>
                <text:p text:style-name="P15"><text:span text:style-name="T1">Many licenses, but most use GPL, and over 3/4 projects use top 10</text:span></text:p>
              </text:list-item>
              <text:list-item>
                <text:p text:style-name="P15"><text:span text:style-name="T1">"Do not write a new license if it is possible to use [an existing common license]... many different and incompatible licenses works to the detriment of OSS because fragments of one program can not be used in another program with an incompatible license.” - Bruce Perens</text:span></text:p>
              </text:list-item>
            </text:list>
          </draw:text-box>
        </draw:frame>
        <draw:frame presentation:style-name="pr21" draw:text-style-name="P2" draw:layer="layout" svg:width="10.535cm" svg:height="13.261cm" svg:x="12.968cm" svg:y="5.08cm" presentation:class="outline" presentation:user-transformed="true">
          <draw:text-box>
            <text:p text:style-name="P23"><text:span text:style-name="T21">Top Ten OSS Licenses</text:span></text:p>
            <text:list text:style-name="L7">
              <text:list-item>
                <text:p text:style-name="P15"><text:span text:style-name="T1">GPL: 65.50%</text:span></text:p>
              </text:list-item>
              <text:list-item>
                <text:p text:style-name="P15"><text:span text:style-name="T1">LGPL: 6.53%</text:span></text:p>
              </text:list-item>
              <text:list-item>
                <text:p text:style-name="P15"><text:span text:style-name="T1">BSD-old: 2.93%</text:span></text:p>
              </text:list-item>
              <text:list-item>
                <text:p text:style-name="P15"><text:span text:style-name="T1">BSD-new: 2.86%</text:span></text:p>
              </text:list-item>
              <text:list-item>
                <text:p text:style-name="P15"><text:span text:style-name="T1">MIT: 1.67%</text:span></text:p>
              </text:list-item>
              <text:list-item>
                <text:p text:style-name="P15"><text:span text:style-name="T1">Artistic: 1.55%</text:span></text:p>
              </text:list-item>
              <text:list-item>
                <text:p text:style-name="P15"><text:span text:style-name="T1">Public Domain: 1.15%</text:span></text:p>
              </text:list-item>
              <text:list-item>
                <text:p text:style-name="P15"><text:span text:style-name="T1">Apache 2.0: 0.86%</text:span></text:p>
              </text:list-item>
              <text:list-item>
                <text:p text:style-name="P15"><text:span text:style-name="T1">MPL: 0.72%</text:span></text:p>
              </text:list-item>
              <text:list-item>
                <text:p text:style-name="P15"><text:span text:style-name="T1">Apache (orig.): 0.56%</text:span></text:p>
              </text:list-item>
            </text:list>
            <text:p text:style-name="P24"><text:span text:style-name="T22">[Freshmeat 2007-07-31]</text:span></text:p>
          </draw:text-box>
        </draw:frame>
        <presentation:notes draw:style-name="dp2">
          <draw:page-thumbnail draw:layer="layout" svg:width="13.331cm" svg:height="9.997cm" svg:x="3.497cm" svg:y="2.002cm" draw:page-number="13"/>
          <draw:frame presentation:style-name="pr3" draw:layer="layout" svg:width="14.535cm" svg:height="9.54cm" svg:x="3.187cm" svg:y="11.942cm" presentation:class="notes" presentation:placeholder="true">
            <draw:text-box/>
          </draw:frame>
        </presentation:notes>
      </draw:page>
      <draw:page draw:name="What's high assurance software?" draw:style-name="dp1" draw:master-page-name="Default" presentation:use-date-time-name="dtd1">
        <office:forms form:automatic-focus="false" form:apply-design-mode="false"/>
        <draw:frame presentation:style-name="pr8" draw:text-style-name="P2" draw:layer="layout" svg:width="17.78cm" svg:height="2.33cm" svg:x="5.715cm" svg:y="1.454cm" presentation:class="title" presentation:user-transformed="true">
          <draw:text-box>
            <text:p text:style-name="P7"><text:span text:style-name="T1">What's high assurance software?</text:span></text:p>
          </draw:text-box>
        </draw:frame>
        <draw:frame presentation:style-name="pr22" draw:text-style-name="P2" draw:layer="layout" svg:width="21.59cm" svg:height="11.854cm" svg:x="1.905cm" svg:y="5.079cm" presentation:class="outline" presentation:user-transformed="true">
          <draw:text-box>
            <text:list text:style-name="L7">
              <text:list-item>
                <text:p text:style-name="P15"><text:span text:style-name="T11">“</text:span><text:span text:style-name="T11">High assurance software”: has an argument that could convince skeptical parties that the software will </text:span><text:span text:style-name="T12">always perform or never perform</text:span><text:span text:style-name="T11"> certain key functions </text:span><text:span text:style-name="T12">without fail</text:span><text:span text:style-name="T11">... convincing evidence that there are </text:span><text:span text:style-name="T12">absolutely no software defects.</text:span></text:p>
              </text:list-item>
            </text:list>
            <text:list text:style-name="L8">
              <text:list-item>
                <text:list>
                  <text:list-item>
                    <text:p text:style-name="P16"><text:span text:style-name="T1">Formal methods, deep testing. CC EAL 6+</text:span></text:p>
                  </text:list-item>
                  <text:list-item>
                    <text:p text:style-name="P16"><text:span text:style-name="T1">Today, extremely rare. Critical safety/security</text:span></text:p>
                  </text:list-item>
                </text:list>
              </text:list-item>
            </text:list>
            <text:list text:style-name="L7">
              <text:list-item>
                <text:p text:style-name="P15"><text:span text:style-name="T11">Medium assurance software: not high assurance, but significant effort expended to find and remove important flaws through review, testing, and so on. CC EAL 4-5</text:span></text:p>
              </text:list-item>
            </text:list>
            <text:list text:style-name="L8">
              <text:list-item>
                <text:list>
                  <text:list-item>
                    <text:p text:style-name="P16"><text:span text:style-name="T1">No proof it's flawless, just effort to find and fi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889cm" svg:height="9.666cm" svg:x="3.268cm" svg:y="1.936cm" draw:page-number="14"/>
          <draw:frame presentation:style-name="pr3" draw:layer="layout" svg:width="14.535cm" svg:height="9.54cm" svg:x="3.187cm" svg:y="11.942cm" presentation:class="notes" presentation:placeholder="true">
            <draw:text-box/>
          </draw:frame>
        </presentation:notes>
      </draw:page>
      <draw:page draw:name="High assurance" draw:style-name="dp1" draw:master-page-name="Default" presentation:use-date-time-name="dtd1">
        <office:forms form:automatic-focus="false" form:apply-design-mode="false"/>
        <draw:frame presentation:style-name="pr12" draw:text-style-name="P2" draw:layer="layout" svg:width="17.78cm" svg:height="2.334cm" svg:x="5.715cm" svg:y="1.454cm" presentation:class="title" presentation:user-transformed="true">
          <draw:text-box>
            <text:p text:style-name="P7"><text:span text:style-name="T1">High assurance</text:span></text:p>
          </draw:text-box>
        </draw:frame>
        <draw:frame presentation:style-name="pr13" draw:text-style-name="P2" draw:layer="layout" svg:width="21.59cm" svg:height="13.72cm" svg:x="1.905cm" svg:y="5.079cm" presentation:class="outline" presentation:user-transformed="true">
          <draw:text-box>
            <text:list text:style-name="L7">
              <text:list-item>
                <text:p text:style-name="P15"><text:span text:style-name="T9">Many OSS tools that support developing HA</text:span></text:p>
              </text:list-item>
            </text:list>
            <text:list text:style-name="L8">
              <text:list-item>
                <text:list>
                  <text:list-item>
                    <text:p text:style-name="P16"><text:span text:style-name="T1">CM: CVS, Subversion (SVN), git, Mercurial, ...</text:span></text:p>
                  </text:list-item>
                  <text:list-item>
                    <text:p text:style-name="P16"><text:span text:style-name="T1">Testing: opensourcetesting.org lists 275 tools Apr 2006, inc. Bugzilla (tracking), DejaGnu (framework), gcov (coverage), ...</text:span></text:p>
                  </text:list-item>
                  <text:list-item>
                    <text:p text:style-name="P16"><text:span text:style-name="T1">Formal methods: ACL2, PVS, Prover9/Mace4, Isabelle, Alloy, ...</text:span></text:p>
                  </text:list-item>
                  <text:list-item>
                    <text:p text:style-name="P16"><text:span text:style-name="T1">Analysis implementation: Common LISP (GNU Common LISP (GCL), CMUCL, GNU CLISP), Prolog (GNU Prolog, SWI-Prolog, Ciao Prolog, YAP), Standard ML, Haskell (GHC, Hugs), ...</text:span></text:p>
                  </text:list-item>
                  <text:list-item>
                    <text:p text:style-name="P16"><text:span text:style-name="T1">Code implementation: C (gcc), Ada (gcc GNAT), ...</text:span></text:p>
                  </text:list-item>
                </text:list>
              </text:list-item>
            </text:list>
            <text:list text:style-name="L7">
              <text:list-item>
                <text:p text:style-name="P15"><text:span text:style-name="T9">HA OSS: Almost never tried (proprietary rare too) </text:span></text:p>
              </text:list-item>
              <text:list-item>
                <text:p text:style-name="P15"><text:span text:style-name="T9">OSS should be better for HA – hope to see in future</text:span></text:p>
              </text:list-item>
            </text:list>
            <text:list text:style-name="L8">
              <text:list-item>
                <text:list>
                  <text:list-item>
                    <text:p text:style-name="P16"><text:span text:style-name="T9">In mathematics, proofs are often wrong, so only peer review of proofs valid [De Millo,Lipton,Perlis]. OSS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889cm" svg:height="9.666cm" svg:x="3.268cm" svg:y="1.936cm" draw:page-number="15"/>
          <draw:frame presentation:style-name="pr3" draw:layer="layout" svg:width="14.535cm" svg:height="9.54cm" svg:x="3.187cm" svg:y="11.942cm" presentation:class="notes" presentation:placeholder="true">
            <draw:text-box/>
          </draw:frame>
        </presentation:notes>
      </draw:page>
      <draw:page draw:name="Formal methods &amp; OSS" draw:style-name="dp1" draw:master-page-name="Default" presentation:use-date-time-name="dtd1">
        <office:forms form:automatic-focus="false" form:apply-design-mode="false"/>
        <draw:frame presentation:style-name="pr8" draw:text-style-name="P2" draw:layer="layout" svg:width="17.78cm" svg:height="2.33cm" svg:x="5.715cm" svg:y="1.454cm" presentation:class="title" presentation:user-transformed="true">
          <draw:text-box>
            <text:p text:style-name="P7"><text:span text:style-name="T1">Formal methods &amp; OSS</text:span></text:p>
          </draw:text-box>
        </draw:frame>
        <draw:frame presentation:style-name="pr23" draw:text-style-name="P2" draw:layer="layout" svg:width="21.59cm" svg:height="12.957cm" svg:x="1.905cm" svg:y="5.08cm" presentation:class="outline" presentation:user-transformed="true">
          <draw:text-box>
            <text:list text:style-name="L7">
              <text:list-item>
                <text:p text:style-name="P20"><text:span text:style-name="T11">Formal methods applicable to OSS &amp; proprietary</text:span></text:p>
              </text:list-item>
              <text:list-item>
                <text:p text:style-name="P20"><text:span text:style-name="T11">Difference: OSS allows public peer review</text:span></text:p>
              </text:list-item>
            </text:list>
            <text:list text:style-name="L8">
              <text:list-item>
                <text:list>
                  <text:list-item>
                    <text:p text:style-name="P21"><text:span text:style-name="T9">In mathematics, peer review often finds problems in proofs; many publicly-published proofs are later invalidated</text:span></text:p>
                  </text:list-item>
                  <text:list-item>
                    <text:p text:style-name="P21"><text:span text:style-name="T9">Expect true for software-related proofs, even with proof-checkers (invalid models/translation, invalid assumptions/proof methods) </text:span></text:p>
                  </text:list-item>
                  <text:list-item>
                    <text:p text:style-name="P21"><text:span text:style-name="T9">Proprietary sw generally forbids public peer review</text:span></text:p>
                  </text:list-item>
                </text:list>
              </text:list-item>
            </text:list>
            <text:list text:style-name="L7">
              <text:list-item>
                <text:p text:style-name="P20"><text:span text:style-name="T11">Formal methods challenges same</text:span></text:p>
              </text:list-item>
            </text:list>
            <text:list text:style-name="L8">
              <text:list-item>
                <text:list>
                  <text:list-item>
                    <text:p text:style-name="P21"><text:span text:style-name="T9">Few understand formal methods (</text:span><text:span text:style-name="T14">anywhere) </text:span></text:p>
                  </text:list-item>
                  <text:list-item>
                    <text:p text:style-name="P21"><text:span text:style-name="T9">Scaling up to “real” systems difficult</text:span></text:p>
                  </text:list-item>
                  <text:list-item>
                    <text:p text:style-name="P21"><text:span text:style-name="T9">Costs of applying formal methods—who pays?</text:span></text:p>
                    <text:list>
                      <text:list-item>
                        <text:p text:style-name="P21"><text:span text:style-name="T14">May</text:span><text:span text:style-name="T9"> be even harder for OSS</text:span></text:p>
                      </text:list-item>
                      <text:list-item>
                        <text:p text:style-name="P21"><text:span text:style-name="T9">Not easy for proprietary eith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889cm" svg:height="9.666cm" svg:x="3.268cm" svg:y="1.936cm" draw:page-number="16"/>
          <draw:frame presentation:style-name="pr3" draw:layer="layout" svg:width="14.535cm" svg:height="9.54cm" svg:x="3.187cm" svg:y="11.942cm" presentation:class="notes" presentation:placeholder="true">
            <draw:text-box/>
          </draw:frame>
        </presentation:notes>
      </draw:page>
      <draw:page draw:name="OSS security (1) " draw:style-name="dp1" draw:master-page-name="Default" presentation:use-date-time-name="dtd1">
        <office:forms form:automatic-focus="false" form:apply-design-mode="false"/>
        <draw:frame presentation:style-name="pr8" draw:text-style-name="P2" draw:layer="layout" svg:width="17.78cm" svg:height="2.33cm" svg:x="5.715cm" svg:y="1.454cm" presentation:class="title" presentation:user-transformed="true">
          <draw:text-box>
            <text:p text:style-name="P7"><text:span text:style-name="T1">OSS security (1) </text:span></text:p>
          </draw:text-box>
        </draw:frame>
        <draw:frame presentation:style-name="pr24" draw:text-style-name="P2" draw:layer="layout" svg:width="21.59cm" svg:height="10.055cm" svg:x="1.905cm" svg:y="5.08cm" presentation:class="outline" presentation:user-transformed="true">
          <draw:text-box>
            <text:list text:style-name="L7">
              <text:list-item>
                <text:p text:style-name="P25"><text:span text:style-name="T9">Browser “unsafe” days in 2004: 98% Internet Explorer, 15% Mozilla/Firefox (half of Firefox’s MacOS-only) </text:span></text:p>
              </text:list-item>
              <text:list-item>
                <text:p text:style-name="P25"><text:span text:style-name="T9">IE 21x more likely to get spyware than Firefox [U of Wash.]</text:span></text:p>
              </text:list-item>
              <text:list-item>
                <text:p text:style-name="P26"><text:span text:style-name="T9">Faster response: Firefox 37 days, Windows 134.5 days </text:span></text:p>
              </text:list-item>
              <text:list-item>
                <text:p text:style-name="P19"><text:span text:style-name="T9">Evans Data: Linux rarely broken, ~virus/Trojan-free</text:span></text:p>
              </text:list-item>
              <text:list-item>
                <text:p text:style-name="P19"><text:span text:style-name="T9">Serious vulnerabilities: Apache 0, IIS 8 / 3yrs</text:span></text:p>
              </text:list-item>
              <text:list-item>
                <text:p text:style-name="P19"><text:span text:style-name="T9">J.S. Wurzler hacker insurance costs 5-15% more for Windows than for Unix or Linux</text:span></text:p>
              </text:list-item>
              <text:list-item>
                <text:p text:style-name="P25"><text:span text:style-name="T9">Bugtraq vulnerability 99-00: Smallest is OpenBSD, Windows largest (</text:span><text:span text:style-name="T23">Don't quintuple-count!) </text:span></text:p>
              </text:list-item>
              <text:list-item>
                <text:p text:style-name="P26"><text:span text:style-name="T9">Windows websites more vulnerable in practice</text:span></text:p>
              </text:list-item>
            </text:list>
          </draw:text-box>
        </draw:frame>
        <draw:g draw:name="Group 3">
          <draw:custom-shape draw:name="Rectangle 4" draw:style-name="gr17" draw:text-style-name="P2" draw:layer="layout" svg:width="5.39cm" svg:height="0.896cm" svg:x="16.441cm" svg:y="16.031cm">
            <text:p text:style-name="P27"><text:span text:style-name="T24">17% (GNU/Linux) </text:span></text:p>
            <draw:enhanced-geometry svg:viewBox="0 0 21600 21600" draw:type="rectangle" draw:enhanced-path="M 0 0 L 21600 0 21600 21600 0 21600 0 0 Z N"/>
          </draw:custom-shape>
          <draw:custom-shape draw:name="Rectangle 5" draw:style-name="gr17" draw:text-style-name="P2" draw:layer="layout" svg:width="5.306cm" svg:height="0.896cm" svg:x="11.135cm" svg:y="16.031cm">
            <text:p text:style-name="P27"><text:span text:style-name="T24">66% (Windows) </text:span></text:p>
            <draw:enhanced-geometry svg:viewBox="0 0 21600 21600" draw:type="rectangle" draw:enhanced-path="M 0 0 L 21600 0 21600 21600 0 21600 0 0 Z N"/>
          </draw:custom-shape>
          <draw:custom-shape draw:name="Rectangle 6" draw:style-name="gr17" draw:text-style-name="P2" draw:layer="layout" svg:width="7.312cm" svg:height="0.896cm" svg:x="3.823cm" svg:y="16.031cm">
            <text:p text:style-name="P27"><text:span text:style-name="T24">Defaced</text:span></text:p>
            <draw:enhanced-geometry svg:viewBox="0 0 21600 21600" draw:type="rectangle" draw:enhanced-path="M 0 0 L 21600 0 21600 21600 0 21600 0 0 Z N"/>
          </draw:custom-shape>
          <draw:custom-shape draw:name="Rectangle 7" draw:style-name="gr17" draw:text-style-name="P2" draw:layer="layout" svg:width="5.39cm" svg:height="0.897cm" svg:x="16.441cm" svg:y="17.826cm">
            <text:p text:style-name="P27"><text:span text:style-name="T24">66.75% (Apache) </text:span></text:p>
            <draw:enhanced-geometry svg:viewBox="0 0 21600 21600" draw:type="rectangle" draw:enhanced-path="M 0 0 L 21600 0 21600 21600 0 21600 0 0 Z N"/>
          </draw:custom-shape>
          <draw:custom-shape draw:name="Rectangle 8" draw:style-name="gr17" draw:text-style-name="P2" draw:layer="layout" svg:width="5.306cm" svg:height="0.897cm" svg:x="11.135cm" svg:y="17.826cm">
            <text:p text:style-name="P27"><text:span text:style-name="T24">24.81% (IIS) </text:span></text:p>
            <draw:enhanced-geometry svg:viewBox="0 0 21600 21600" draw:type="rectangle" draw:enhanced-path="M 0 0 L 21600 0 21600 21600 0 21600 0 0 Z N"/>
          </draw:custom-shape>
          <draw:custom-shape draw:name="Rectangle 9" draw:style-name="gr17" draw:text-style-name="P2" draw:layer="layout" svg:width="7.312cm" svg:height="0.897cm" svg:x="3.823cm" svg:y="17.826cm">
            <text:p text:style-name="P27"><text:span text:style-name="T24">Deployed websites (by name) </text:span></text:p>
            <draw:enhanced-geometry svg:viewBox="0 0 21600 21600" draw:type="rectangle" draw:enhanced-path="M 0 0 L 21600 0 21600 21600 0 21600 0 0 Z N"/>
          </draw:custom-shape>
          <draw:custom-shape draw:name="Rectangle 10" draw:style-name="gr17" draw:text-style-name="P2" draw:layer="layout" svg:width="5.39cm" svg:height="0.897cm" svg:x="16.441cm" svg:y="16.928cm">
            <text:p text:style-name="P27"><text:span text:style-name="T24">29.6% (GNU/Linux) </text:span></text:p>
            <draw:enhanced-geometry svg:viewBox="0 0 21600 21600" draw:type="rectangle" draw:enhanced-path="M 0 0 L 21600 0 21600 21600 0 21600 0 0 Z N"/>
          </draw:custom-shape>
          <draw:custom-shape draw:name="Rectangle 11" draw:style-name="gr17" draw:text-style-name="P2" draw:layer="layout" svg:width="5.306cm" svg:height="0.897cm" svg:x="11.135cm" svg:y="16.928cm">
            <text:p text:style-name="P27"><text:span text:style-name="T24">49.6% (Windows) </text:span></text:p>
            <draw:enhanced-geometry svg:viewBox="0 0 21600 21600" draw:type="rectangle" draw:enhanced-path="M 0 0 L 21600 0 21600 21600 0 21600 0 0 Z N"/>
          </draw:custom-shape>
          <draw:custom-shape draw:name="Rectangle 12" draw:style-name="gr17" draw:text-style-name="P2" draw:layer="layout" svg:width="7.312cm" svg:height="0.897cm" svg:x="3.823cm" svg:y="16.928cm">
            <text:p text:style-name="P27"><text:span text:style-name="T24">Deployed Systems</text:span></text:p>
            <draw:enhanced-geometry svg:viewBox="0 0 21600 21600" draw:type="rectangle" draw:enhanced-path="M 0 0 L 21600 0 21600 21600 0 21600 0 0 Z N"/>
          </draw:custom-shape>
          <draw:custom-shape draw:name="Rectangle 13" draw:style-name="gr18" draw:text-style-name="P2" draw:layer="layout" svg:width="5.39cm" svg:height="0.897cm" svg:x="16.441cm" svg:y="15.134cm">
            <text:p text:style-name="P27"><text:span text:style-name="T24">OSS</text:span></text:p>
            <draw:enhanced-geometry svg:viewBox="0 0 21600 21600" draw:type="rectangle" draw:enhanced-path="M 0 0 L 21600 0 21600 21600 0 21600 0 0 Z N"/>
          </draw:custom-shape>
          <draw:custom-shape draw:name="Rectangle 14" draw:style-name="gr18" draw:text-style-name="P2" draw:layer="layout" svg:width="5.306cm" svg:height="0.897cm" svg:x="11.135cm" svg:y="15.134cm">
            <text:p text:style-name="P27"><text:span text:style-name="T24">Proprietary</text:span></text:p>
            <draw:enhanced-geometry svg:viewBox="0 0 21600 21600" draw:type="rectangle" draw:enhanced-path="M 0 0 L 21600 0 21600 21600 0 21600 0 0 Z N"/>
          </draw:custom-shape>
          <draw:custom-shape draw:name="Rectangle 15" draw:style-name="gr18" draw:text-style-name="P2" draw:layer="layout" svg:width="7.312cm" svg:height="0.897cm" svg:x="3.823cm" svg:y="15.134cm">
            <text:p text:style-name="P27"><text:span text:style-name="T24">Category</text:span></text:p>
            <draw:enhanced-geometry svg:viewBox="0 0 21600 21600" draw:type="rectangle" draw:enhanced-path="M 0 0 L 21600 0 21600 21600 0 21600 0 0 Z N"/>
          </draw:custom-shape>
          <draw:line draw:name="Line 16" draw:style-name="gr19" draw:text-style-name="P6" draw:layer="layout" svg:x1="3.823cm" svg:y1="17.826cm" svg:x2="21.832cm" svg:y2="17.829cm">
            <text:p/>
          </draw:line>
          <draw:line draw:name="Line 17" draw:style-name="gr19" draw:text-style-name="P6" draw:layer="layout" svg:x1="3.823cm" svg:y1="18.724cm" svg:x2="21.832cm" svg:y2="18.727cm">
            <text:p/>
          </draw:line>
          <draw:line draw:name="Line 18" draw:style-name="gr19" draw:text-style-name="P6" draw:layer="layout" svg:x1="3.823cm" svg:y1="15.134cm" svg:x2="3.827cm" svg:y2="18.724cm">
            <text:p/>
          </draw:line>
          <draw:line draw:name="Line 19" draw:style-name="gr19" draw:text-style-name="P6" draw:layer="layout" svg:x1="21.832cm" svg:y1="15.134cm" svg:x2="21.836cm" svg:y2="18.724cm">
            <text:p/>
          </draw:line>
          <draw:line draw:name="Line 20" draw:style-name="gr19" draw:text-style-name="P6" draw:layer="layout" svg:x1="3.823cm" svg:y1="15.134cm" svg:x2="21.832cm" svg:y2="15.138cm">
            <text:p/>
          </draw:line>
          <draw:line draw:name="Line 21" draw:style-name="gr19" draw:text-style-name="P6" draw:layer="layout" svg:x1="3.823cm" svg:y1="16.031cm" svg:x2="21.832cm" svg:y2="16.034cm">
            <text:p/>
          </draw:line>
          <draw:line draw:name="Line 22" draw:style-name="gr19" draw:text-style-name="P6" draw:layer="layout" svg:x1="11.135cm" svg:y1="15.134cm" svg:x2="11.138cm" svg:y2="18.724cm">
            <text:p/>
          </draw:line>
          <draw:line draw:name="Line 23" draw:style-name="gr19" draw:text-style-name="P6" draw:layer="layout" svg:x1="16.441cm" svg:y1="15.134cm" svg:x2="16.445cm" svg:y2="18.724cm">
            <text:p/>
          </draw:line>
          <draw:line draw:name="Line 24" draw:style-name="gr19" draw:text-style-name="P6" draw:layer="layout" svg:x1="3.823cm" svg:y1="16.928cm" svg:x2="21.832cm" svg:y2="16.932cm">
            <text:p/>
          </draw:line>
        </draw:g>
        <presentation:notes draw:style-name="dp2">
          <draw:page-thumbnail draw:layer="layout" svg:width="12.889cm" svg:height="9.666cm" svg:x="3.268cm" svg:y="1.936cm" draw:page-number="17"/>
          <draw:frame presentation:style-name="pr3" draw:layer="layout" svg:width="14.535cm" svg:height="9.54cm" svg:x="3.187cm" svg:y="11.942cm" presentation:class="notes" presentation:placeholder="true">
            <draw:text-box/>
          </draw:frame>
        </presentation:notes>
      </draw:page>
      <draw:page draw:name="OSS security (2) " draw:style-name="dp1" draw:master-page-name="Default" presentation:use-date-time-name="dtd1">
        <office:forms form:automatic-focus="false" form:apply-design-mode="false"/>
        <draw:frame presentation:style-name="pr8" draw:text-style-name="P2" draw:layer="layout" svg:width="17.78cm" svg:height="2.33cm" svg:x="5.715cm" svg:y="1.454cm" presentation:class="title" presentation:user-transformed="true">
          <draw:text-box>
            <text:p text:style-name="P7"><text:span text:style-name="T1">OSS security (2) </text:span></text:p>
          </draw:text-box>
        </draw:frame>
        <draw:frame presentation:style-name="pr9" draw:text-style-name="P2" draw:layer="layout" svg:width="21.59cm" svg:height="11.854cm" svg:x="1.905cm" svg:y="5.079cm" presentation:class="outline" presentation:user-transformed="true">
          <draw:text-box>
            <text:list text:style-name="L7">
              <text:list-item>
                <text:p text:style-name="P28"><text:span text:style-name="T1">Unpatched networked systems: 3 months Linux, hours Windows (variance minutes ... months) </text:span><text:span text:style-name="T1"><text:line-break/></text:span><text:span text:style-name="T1">[Honeynet.org, Dec 2004]</text:span></text:p>
              </text:list-item>
            </text:list>
            <text:list text:style-name="L8">
              <text:list-item>
                <text:list>
                  <text:list-item>
                    <text:p text:style-name="P19"><text:span text:style-name="T9">Windows SP2 believed to be better than previous versions of Windows</text:span></text:p>
                  </text:list-item>
                </text:list>
              </text:list-item>
            </text:list>
            <text:list text:style-name="L7">
              <text:list-item>
                <text:p text:style-name="P29"><text:span text:style-name="T1">50% Windows vulnerabilities are critical, vs. 10% in Red Hat [Nicholas Petreley, Oct 2004]</text:span></text:p>
              </text:list-item>
              <text:list-item>
                <text:p text:style-name="P29"><text:span text:style-name="T1">Viruses primarily Windows phenomenon</text:span></text:p>
              </text:list-item>
            </text:list>
            <text:list text:style-name="L8">
              <text:list-item>
                <text:list>
                  <text:list-item>
                    <text:p text:style-name="P19"><text:span text:style-name="T9">60,000 Windows, 40 Macintosh, 5 for commercial Unix versions, 40 for Linux</text:span></text:p>
                  </text:list-item>
                </text:list>
              </text:list-item>
            </text:list>
            <text:list text:style-name="L7">
              <text:list-item>
                <text:p text:style-name="P29"><text:span text:style-name="T1">91% broadband users have spyware on their home computers (proprietary OS) [National Cyber Security Alliance, May 2003] vs. ~0% on OSS</text:span></text:p>
              </text:list-item>
            </text:list>
          </draw:text-box>
        </draw:frame>
        <presentation:notes draw:style-name="dp2">
          <draw:page-thumbnail draw:layer="layout" svg:width="12.889cm" svg:height="9.666cm" svg:x="3.268cm" svg:y="1.936cm" draw:page-number="18"/>
          <draw:frame presentation:style-name="pr3" draw:layer="layout" svg:width="14.535cm" svg:height="9.54cm" svg:x="3.187cm" svg:y="11.942cm" presentation:class="notes" presentation:placeholder="true">
            <draw:text-box/>
          </draw:frame>
        </presentation:notes>
      </draw:page>
      <draw:page draw:name="OSS security (3) " draw:style-name="dp1" draw:master-page-name="Default" presentation:use-date-time-name="dtd1">
        <office:forms form:automatic-focus="false" form:apply-design-mode="false"/>
        <draw:frame presentation:style-name="pr8" draw:text-style-name="P2" draw:layer="layout" svg:width="17.78cm" svg:height="2.33cm" svg:x="5.715cm" svg:y="1.454cm" presentation:class="title" presentation:user-transformed="true">
          <draw:text-box>
            <text:p text:style-name="P7"><text:span text:style-name="T1">OSS security (3) </text:span></text:p>
          </draw:text-box>
        </draw:frame>
        <draw:frame presentation:style-name="pr9" draw:text-style-name="P2" draw:layer="layout" svg:width="21.59cm" svg:height="11.854cm" svg:x="1.905cm" svg:y="5.079cm" presentation:class="outline" presentation:user-transformed="true">
          <draw:text-box>
            <text:list text:style-name="L7">
              <text:list-item>
                <text:p text:style-name="P30"><text:span text:style-name="T1">OSS systems scored better on security [Payne, Information Systems Journal 2002]</text:span></text:p>
              </text:list-item>
              <text:list-item>
                <text:p text:style-name="P30"><text:span text:style-name="T1">Survey of 6,344 software development managers <text:s/>April 2005 favored OSS [BZ Research]</text:span></text:p>
              </text:list-item>
            </text:list>
          </draw:text-box>
        </draw:frame>
        <presentation:notes draw:style-name="dp2">
          <draw:page-thumbnail draw:layer="layout" svg:width="12.889cm" svg:height="9.666cm" svg:x="3.268cm" svg:y="1.936cm" draw:page-number="19"/>
          <draw:frame presentation:style-name="pr3" draw:layer="layout" svg:width="14.535cm" svg:height="9.54cm" svg:x="3.187cm" svg:y="11.942cm" presentation:class="notes" presentation:placeholder="true">
            <draw:text-box/>
          </draw:frame>
        </presentation:notes>
      </draw:page>
      <draw:page draw:name="Common Criteria &amp; OSS" draw:style-name="dp1" draw:master-page-name="Default" presentation:use-date-time-name="dtd1">
        <office:forms form:automatic-focus="false" form:apply-design-mode="false"/>
        <draw:frame presentation:style-name="pr8" draw:text-style-name="P2" draw:layer="layout" svg:width="17.78cm" svg:height="2.33cm" svg:x="5.715cm" svg:y="1.454cm" presentation:class="title" presentation:user-transformed="true">
          <draw:text-box>
            <text:p text:style-name="P7"><text:span text:style-name="T1">Common Criteria &amp; OSS</text:span></text:p>
          </draw:text-box>
        </draw:frame>
        <draw:frame presentation:style-name="pr25" draw:text-style-name="P2" draw:layer="layout" svg:width="21.59cm" svg:height="13.252cm" svg:x="1.905cm" svg:y="5.079cm" presentation:class="outline" presentation:user-transformed="true">
          <draw:text-box>
            <text:list text:style-name="L7">
              <text:list-item>
                <text:p text:style-name="P20"><text:span text:style-name="T11">Common Criteria (CC) can be used on OSS</text:span></text:p>
              </text:list-item>
            </text:list>
            <text:list text:style-name="L8">
              <text:list-item>
                <text:list>
                  <text:list-item>
                    <text:p text:style-name="P21"><text:span text:style-name="T9">Red Hat Linux, Novell/SuSE Linux, OpenSSL</text:span></text:p>
                  </text:list-item>
                </text:list>
              </text:list-item>
            </text:list>
            <text:list text:style-name="L7">
              <text:list-item>
                <text:p text:style-name="P20"><text:span text:style-name="T11">CC matches OSS imperfectly</text:span></text:p>
              </text:list-item>
            </text:list>
            <text:list text:style-name="L8">
              <text:list-item>
                <text:list>
                  <text:list-item>
                    <text:p text:style-name="P21"><text:span text:style-name="T9">CC developed before rise of OSS</text:span></text:p>
                  </text:list-item>
                  <text:list-item>
                    <text:p text:style-name="P21"><text:span text:style-name="T9">Doesn’t credit mass peer review or detailed code review</text:span></text:p>
                  </text:list-item>
                  <text:list-item>
                    <text:p text:style-name="P21"><text:span text:style-name="T9">Requires mass creation of documentation not normally used in OSS development</text:span></text:p>
                  </text:list-item>
                </text:list>
              </text:list-item>
            </text:list>
            <text:list text:style-name="L7">
              <text:list-item>
                <text:p text:style-name="P20"><text:span text:style-name="T11">Government policies discriminate against OSS</text:span></text:p>
              </text:list-item>
            </text:list>
            <text:list text:style-name="L8">
              <text:list-item>
                <text:list>
                  <text:list-item>
                    <text:p text:style-name="P21"><text:span text:style-name="T9">Presume that vendor will pay hundreds of thousands or millions for a CC evaluation (“big company” funding) </text:span></text:p>
                    <text:list>
                      <text:list-item>
                        <text:p text:style-name="P21"><text:span text:style-name="T9">Presumes nearly all small business &amp; OSS insecure</text:span></text:p>
                      </text:list-item>
                    </text:list>
                  </text:list-item>
                  <text:list-item>
                    <text:p text:style-name="P21"><text:span text:style-name="T9">Presume that “without CC evaluation, it’s not secure”</text:span></text:p>
                  </text:list-item>
                  <text:list-item>
                    <text:p text:style-name="P21"><text:span text:style-name="T9">Need to fix policies to meet real goal: secure software</text:span></text:p>
                    <text:list>
                      <text:list-item>
                        <text:p text:style-name="P21"><text:span text:style-name="T9">Government-funded eval in exchange for free use?</text:span></text:p>
                      </text:list-item>
                      <text:list-item>
                        <text:p text:style-name="P21"><text:span text:style-name="T9">Multi-agency/government funding?</text:span></text:p>
                      </text:list-item>
                      <text:list-item>
                        <text:p text:style-name="P21"><text:span text:style-name="T9">Alternative evaluation processes?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889cm" svg:height="9.666cm" svg:x="3.268cm" svg:y="1.936cm" draw:page-number="20"/>
          <draw:frame presentation:style-name="pr3" draw:layer="layout" svg:width="14.535cm" svg:height="9.54cm" svg:x="3.187cm" svg:y="11.942cm" presentation:class="notes" presentation:placeholder="true">
            <draw:text-box/>
          </draw:frame>
        </presentation:notes>
      </draw:page>
      <draw:page draw:name="Evaluating OSS? Look for evidence" draw:style-name="dp1" draw:master-page-name="Default" presentation:use-date-time-name="dtd1">
        <office:forms form:automatic-focus="false" form:apply-design-mode="false"/>
        <draw:frame presentation:style-name="pr10" draw:text-style-name="P2" draw:layer="layout" svg:width="17.78cm" svg:height="2.466cm" svg:x="5.715cm" svg:y="1.388cm" presentation:class="title" presentation:user-transformed="true">
          <draw:text-box>
            <text:p text:style-name="P7"><text:span text:style-name="T1">Evaluating OSS?</text:span><text:span text:style-name="T1"><text:line-break/></text:span><text:span text:style-name="T1">Look for evidence</text:span></text:p>
          </draw:text-box>
        </draw:frame>
        <draw:frame presentation:style-name="pr26" draw:text-style-name="P2" draw:layer="layout" svg:width="21.59cm" svg:height="12.198cm" svg:x="1.905cm" svg:y="5.079cm" presentation:class="outline" presentation:user-transformed="true">
          <draw:text-box>
            <text:list text:style-name="L7">
              <text:list-item>
                <text:p text:style-name="P16"><text:span text:style-name="T11">First, identify your security requirements</text:span></text:p>
              </text:list-item>
              <text:list-item>
                <text:p text:style-name="P16"><text:span text:style-name="T11">Look for evidence at OSS project website</text:span></text:p>
              </text:list-item>
            </text:list>
            <text:list text:style-name="L8">
              <text:list-item>
                <text:list>
                  <text:list-item>
                    <text:p text:style-name="P12"><text:span text:style-name="T9">User’s/Admin Guides: discuss make/keep it secure?</text:span></text:p>
                  </text:list-item>
                  <text:list-item>
                    <text:p text:style-name="P12"><text:span text:style-name="T9">Process for reporting security vulnerabilities?</text:span></text:p>
                  </text:list-item>
                  <text:list-item>
                    <text:p text:style-name="P12"><text:span text:style-name="T9">Cryptographic signatures for current release?</text:span></text:p>
                  </text:list-item>
                  <text:list-item>
                    <text:p text:style-name="P12"><text:span text:style-name="T9">Developer mailing lists discuss security issues and work to keep the program secure?</text:span></text:p>
                  </text:list-item>
                  <text:list-item>
                    <text:p text:style-name="P12"><text:span text:style-name="T9">Active community</text:span></text:p>
                  </text:list-item>
                </text:list>
              </text:list-item>
            </text:list>
            <text:list text:style-name="L7">
              <text:list-item>
                <text:p text:style-name="P16"><text:span text:style-name="T11">Use other information sources where available</text:span></text:p>
              </text:list-item>
            </text:list>
            <text:list text:style-name="L8">
              <text:list-item>
                <text:list>
                  <text:list-item>
                    <text:p text:style-name="P12"><text:span text:style-name="T9">E.G., CVE… but absence is not necessarily good</text:span></text:p>
                  </text:list-item>
                  <text:list-item>
                    <text:p text:style-name="P12"><text:span text:style-name="T9">External reputation (e.g., OpenBSD) </text:span></text:p>
                  </text:list-item>
                </text:list>
              </text:list-item>
            </text:list>
            <text:list text:style-name="L7">
              <text:list-item>
                <text:p text:style-name="P16"><text:span text:style-name="T11">See http://www.dwheeler.com/oss_fs_eval.html</text:span></text:p>
              </text:list-item>
            </text:list>
          </draw:text-box>
        </draw:frame>
        <presentation:notes draw:style-name="dp2">
          <draw:page-thumbnail draw:layer="layout" svg:width="12.889cm" svg:height="9.666cm" svg:x="3.268cm" svg:y="1.936cm" draw:page-number="21"/>
          <draw:frame presentation:style-name="pr3" draw:layer="layout" svg:width="14.535cm" svg:height="9.54cm" svg:x="3.187cm" svg:y="11.942cm" presentation:class="notes" presentation:placeholder="true">
            <draw:text-box/>
          </draw:frame>
        </presentation:notes>
      </draw:page>
      <draw:page draw:name="DoD Open Technology Development" draw:style-name="dp1" draw:master-page-name="Default" presentation:use-date-time-name="dtd1">
        <office:forms form:automatic-focus="false" form:apply-design-mode="false"/>
        <draw:frame presentation:style-name="pr27" draw:text-style-name="P2" draw:layer="layout" svg:width="17.78cm" svg:height="2.082cm" svg:x="5.715cm" svg:y="1.578cm" presentation:class="title" presentation:user-transformed="true">
          <draw:text-box>
            <text:p text:style-name="P7"><text:span text:style-name="T1">DoD Open Technology Development</text:span></text:p>
          </draw:text-box>
        </draw:frame>
        <draw:frame presentation:style-name="pr28" draw:text-style-name="P2" draw:layer="layout" svg:width="21.59cm" svg:height="13.261cm" svg:x="1.905cm" svg:y="5.08cm" presentation:class="outline" presentation:user-transformed="true">
          <draw:text-box>
            <text:list text:style-name="L7">
              <text:list-item>
                <text:p text:style-name="P15"><text:span text:style-name="T1">“</text:span><text:span text:style-name="T1">Open Technology Development Roadmap Plan”</text:span></text:p>
              </text:list-item>
            </text:list>
            <text:list text:style-name="L8">
              <text:list-item>
                <text:list>
                  <text:list-item>
                    <text:p text:style-name="P16"><text:span text:style-name="T1">Apr 2006</text:span></text:p>
                  </text:list-item>
                  <text:list-item>
                    <text:p text:style-name="P16"><text:span text:style-name="T1">http://www.acq.osd.mil/jctd/articles/OTDRoadmapFinal.pdf</text:span></text:p>
                  </text:list-item>
                </text:list>
              </text:list-item>
            </text:list>
            <text:list text:style-name="L7">
              <text:list-item>
                <text:p text:style-name="P15"><text:span text:style-name="T1">Three goals:</text:span></text:p>
              </text:list-item>
            </text:list>
            <text:list text:style-name="L12">
              <text:list-item>
                <text:list>
                  <text:list-item text:start-value="1">
                    <text:p text:style-name="P16"><text:span text:style-name="T1">Leverage open source infrastructure and technologies</text:span></text:p>
                  </text:list-item>
                  <text:list-item>
                    <text:p text:style-name="P16"><text:span text:style-name="T1">Apply open source collaborative technologies</text:span></text:p>
                  </text:list-item>
                  <text:list-item>
                    <text:p text:style-name="P16"><text:span text:style-name="T1">Change the default acquisitions and development behavior to default to technology services vs. products</text:span></text:p>
                  </text:list-item>
                </text:list>
              </text:list-item>
            </text:list>
            <text:list text:style-name="L7">
              <text:list-item>
                <text:p text:style-name="P15"><text:span text:style-name="T1">Implementation strategy:</text:span></text:p>
              </text:list-item>
            </text:list>
            <text:list text:style-name="L8">
              <text:list-item>
                <text:list>
                  <text:list-item>
                    <text:p text:style-name="P16"><text:span text:style-name="T1">Crawl: Open standards, interfaces, data</text:span></text:p>
                  </text:list-item>
                  <text:list-item>
                    <text:p text:style-name="P16"><text:span text:style-name="T1">Walk: Open source &amp; concept methodology</text:span></text:p>
                  </text:list-item>
                  <text:list-item>
                    <text:p text:style-name="P16"><text:span text:style-name="T1">Run: Service/DoD/Industry source repositor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1cm" svg:height="9.997cm" svg:x="3.497cm" svg:y="2.002cm" draw:page-number="22"/>
          <draw:frame presentation:style-name="pr3" draw:layer="layout" svg:width="14.535cm" svg:height="9.54cm" svg:x="3.187cm" svg:y="11.942cm" presentation:class="notes" presentation:placeholder="true">
            <draw:text-box/>
          </draw:frame>
        </presentation:notes>
      </draw:page>
      <draw:page draw:name="OSS non-challenges" draw:style-name="dp1" draw:master-page-name="Default" presentation:use-date-time-name="dtd1">
        <office:forms form:automatic-focus="false" form:apply-design-mode="false"/>
        <draw:frame presentation:style-name="pr27" draw:text-style-name="P2" draw:layer="layout" svg:width="17.78cm" svg:height="2.082cm" svg:x="5.715cm" svg:y="1.578cm" presentation:class="title" presentation:user-transformed="true">
          <draw:text-box>
            <text:p text:style-name="P7"><text:span text:style-name="T1">OSS non-challenges</text:span></text:p>
          </draw:text-box>
        </draw:frame>
        <draw:frame presentation:style-name="pr29" draw:text-style-name="P2" draw:layer="layout" svg:width="21.59cm" svg:height="13.301cm" svg:x="1.905cm" svg:y="5.08cm" presentation:class="outline" presentation:user-transformed="true">
          <draw:text-box>
            <text:list text:style-name="L13">
              <text:list-item>
                <text:p text:style-name="P31"><text:span text:style-name="T1">COTS support if no traditional vendor</text:span></text:p>
              </text:list-item>
            </text:list>
            <text:list text:style-name="L14">
              <text:list-item>
                <text:list>
                  <text:list-item>
                    <text:p text:style-name="P16"><text:span text:style-name="T1">Compete-able in traditional fashion</text:span></text:p>
                  </text:list-item>
                </text:list>
              </text:list-item>
            </text:list>
            <text:list text:style-name="L13">
              <text:list-item>
                <text:p text:style-name="P31"><text:span text:style-name="T1">License compliance</text:span></text:p>
              </text:list-item>
            </text:list>
            <text:list text:style-name="L14">
              <text:list-item>
                <text:list>
                  <text:list-item>
                    <text:p text:style-name="P16"><text:span text:style-name="T1">Usually much easier than proprietary: Illegal becomes legal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2"><text:span text:style-name="T1">Distributing unchanged program </text:span><text:span text:style-name="T13">encouraged</text:span><text:span text:style-name="T1"> by OSS</text:span></text:p>
                      </text:list-item>
                      <text:list-item>
                        <text:p text:style-name="P12"><text:span text:style-name="T1">Distributing changed program </text:span><text:span text:style-name="T13">encouraged</text:span><text:span text:style-name="T1"> by OSS... but may require some actions (attribution, re-release) </text:span></text:p>
                      </text:list-item>
                    </text:list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p text:style-name="P16"><text:span text:style-name="T1">Different, so need education (PMs, developers, lawyers)‏</text:span></text:p>
                  </text:list-item>
                </text:list>
              </text:list-item>
            </text:list>
            <text:list text:style-name="L13">
              <text:list-item>
                <text:p text:style-name="P31"><text:span text:style-name="T1">OSS in classified systems</text:span></text:p>
              </text:list-item>
            </text:list>
            <text:list text:style-name="L8">
              <text:list-item>
                <text:list>
                  <text:list-item>
                    <text:p text:style-name="P32"><text:span text:style-name="T1">Unchanged programs: non-issue, use as-is</text:span></text:p>
                  </text:list-item>
                  <text:list-item>
                    <text:p text:style-name="P32"><text:span text:style-name="T1">Privately modify if permitted by license</text:span></text:p>
                    <text:list>
                      <text:list-item>
                        <text:p text:style-name="P12"><text:span text:style-name="T1">Ok if (1) permissive or (2) protective &amp; don’t “distribute”*</text:span></text:p>
                      </text:list-item>
                      <text:list-item>
                        <text:p text:style-name="P12"><text:span text:style-name="T1">Usually unwise - bear large maintenance costs</text:span></text:p>
                      </text:list-item>
                    </text:list>
                  </text:list-item>
                  <text:list-item>
                    <text:p text:style-name="P32"><text:span text:style-name="T1">Put classified material in data tables / plug-ins</text:span></text:p>
                  </text:list-item>
                  <text:list-item>
                    <text:p text:style-name="P32"><text:span text:style-name="T1">Layer/modularize into separate unlinked pieces</text:span></text:p>
                  </text:list-item>
                  <text:list-item>
                    <text:p text:style-name="P32"><text:span text:style-name="T1">Either better for confidentiality - reduce need for acce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1cm" svg:height="9.997cm" svg:x="3.497cm" svg:y="2.002cm" draw:page-number="23"/>
          <draw:frame presentation:style-name="pr30" draw:text-style-name="P2" draw:layer="layout" svg:width="14.896cm" svg:height="11.753cm" svg:x="2.712cm" svg:y="12.669cm" presentation:class="notes" presentation:user-transformed="true">
            <draw:text-box>
              <text:p text:style-name="P11"><text:span text:style-name="T8">* = The term “distribute” here is a legal technical term. <text:s/>Many lawyers would agree that someone working </text:span><text:span text:style-name="T25">for</text:span><text:span text:style-name="T8"> the government (work-for-hire) to develop the software, and then giving it to the government, is not distributing.. but that can be up to debate. <text:s text:c="2"/>(The GPL version 3 makes it clear that this is not distributing, for that license, and since there’s no contradictory language in GPLv2, it could be argued that this is a clarification and could apply to GPLv2.) But releasing that system to another government, or to the public, </text:span><text:span text:style-name="T25">would</text:span><text:span text:style-name="T8"> be distributing.</text:span></text:p>
              <text:p text:style-name="P11"><text:span text:style-name="T8"/></text:p>
            </draw:text-box>
          </draw:frame>
        </presentation:notes>
      </draw:page>
      <draw:page draw:name="OSS challenges" draw:style-name="dp1" draw:master-page-name="Default" presentation:use-date-time-name="dtd1">
        <office:forms form:automatic-focus="false" form:apply-design-mode="false"/>
        <draw:frame presentation:style-name="pr8" draw:text-style-name="P2" draw:layer="layout" svg:width="17.78cm" svg:height="2.33cm" svg:x="5.715cm" svg:y="1.454cm" presentation:class="title" presentation:user-transformed="true">
          <draw:text-box>
            <text:p text:style-name="P7"><text:span text:style-name="T1">OSS challenges</text:span></text:p>
          </draw:text-box>
        </draw:frame>
        <draw:frame presentation:style-name="pr31" draw:text-style-name="P2" draw:layer="layout" svg:width="23.451cm" svg:height="13.204cm" svg:x="0.846cm" svg:y="4.488cm" presentation:class="outline" presentation:user-transformed="true">
          <draw:text-box>
            <text:list text:style-name="L7">
              <text:list-item>
                <text:p text:style-name="P15"><text:span text:style-name="T1">Ensuring OSS fairly considered in acquisitions</text:span></text:p>
              </text:list-item>
            </text:list>
            <text:list text:style-name="L8">
              <text:list-item>
                <text:list>
                  <text:list-item>
                    <text:p text:style-name="P16"><text:span text:style-name="T1">Some acquisition processes/policies not updated for OSS</text:span></text:p>
                  </text:list-item>
                  <text:list-item>
                    <text:p text:style-name="P16"><text:span text:style-name="T1">Policy noncompliance (FAR’s market research) </text:span></text:p>
                  </text:list-item>
                  <text:list-item>
                    <text:p text:style-name="P16"><text:span text:style-name="T1">Many PMs unfamiliar with OSS: don’t consider using or creating</text:span></text:p>
                  </text:list-item>
                  <text:list-item>
                    <text:p text:style-name="P16"><text:span text:style-name="T1">Many OSS projects ignore solicitations &amp; RFPs</text:span></text:p>
                  </text:list-item>
                  <text:list-item>
                    <text:p text:style-name="P16"><text:span text:style-name="T1">Favor proposals with OSS – more rights</text:span></text:p>
                  </text:list-item>
                </text:list>
              </text:list-item>
            </text:list>
            <text:list text:style-name="L7">
              <text:list-item>
                <text:p text:style-name="P15"><text:span text:style-name="T1">Different economics: Pay-up-front for improvements</text:span></text:p>
              </text:list-item>
            </text:list>
            <text:list text:style-name="L8">
              <text:list-item>
                <text:list>
                  <text:list-item>
                    <text:p text:style-name="P16"><text:span text:style-name="T1">Some policies presume proprietary COTS’ pay-per-use model</text:span></text:p>
                  </text:list-item>
                  <text:list-item>
                    <text:p text:style-name="P16"><text:span text:style-name="T1">Can pay in $ or time, can compete, can cost-share with other users</text:span></text:p>
                  </text:list-item>
                </text:list>
              </text:list-item>
            </text:list>
            <text:list text:style-name="L7">
              <text:list-item>
                <text:p text:style-name="P15"><text:span text:style-name="T1">Transition costs if pre-existing system</text:span></text:p>
              </text:list-item>
            </text:list>
            <text:list text:style-name="L8">
              <text:list-item>
                <text:list>
                  <text:list-item>
                    <text:p text:style-name="P16"><text:span text:style-name="T1">Especially if dependent on proprietary formats/protocols/APIs</text:span></text:p>
                  </text:list-item>
                  <text:list-item>
                    <text:p text:style-name="P16"><text:span text:style-name="T1">Use open standards so can switch (multi-vendor, no ‘RAND’ patents) </text:span></text:p>
                    <text:list>
                      <text:list-item>
                        <text:p text:style-name="P12"><text:span text:style-name="T1">Emphasize web-based apps/SOA/platform-neutral – &amp; test it!</text:span></text:p>
                      </text:list-item>
                    </text:list>
                  </text:list-item>
                  <text:list-item>
                    <text:p text:style-name="P16"><text:span text:style-name="T1">Vendor lock-in often increases TCO; transition may be worthwhi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1cm" svg:height="9.997cm" svg:x="3.497cm" svg:y="2.002cm" draw:page-number="24"/>
          <draw:frame presentation:style-name="pr3" draw:layer="layout" svg:width="14.535cm" svg:height="9.54cm" svg:x="3.187cm" svg:y="11.942cm" presentation:class="notes" presentation:placeholder="true">
            <draw:text-box/>
          </draw:frame>
        </presentation:notes>
      </draw:page>
      <draw:page draw:name="Concluding remarks" draw:style-name="dp1" draw:master-page-name="Default" presentation:use-date-time-name="dtd1">
        <office:forms form:automatic-focus="false" form:apply-design-mode="false"/>
        <draw:frame presentation:style-name="pr8" draw:text-style-name="P2" draw:layer="layout" svg:width="17.78cm" svg:height="2.33cm" svg:x="5.715cm" svg:y="1.454cm" presentation:class="title" presentation:user-transformed="true">
          <draw:text-box>
            <text:p text:style-name="P7"><text:span text:style-name="T1">Concluding remarks</text:span></text:p>
          </draw:text-box>
        </draw:frame>
        <draw:frame presentation:style-name="pr32" draw:text-style-name="P2" draw:layer="layout" svg:width="21.59cm" svg:height="13.111cm" svg:x="1.905cm" svg:y="5.08cm" presentation:class="outline" presentation:user-transformed="true">
          <draw:text-box>
            <text:list text:style-name="L7">
              <text:list-item>
                <text:p text:style-name="P21"><text:span text:style-name="T9">OSS options should always be considered</text:span></text:p>
              </text:list-item>
            </text:list>
            <text:list text:style-name="L8">
              <text:list-item>
                <text:list>
                  <text:list-item>
                    <text:p text:style-name="P32"><text:span text:style-name="T1">Both choosing COTS OSS &amp; creating new OSS project</text:span></text:p>
                  </text:list-item>
                  <text:list-item>
                    <text:p text:style-name="P32"><text:span text:style-name="T1">Components or even whole project (depending on need) </text:span></text:p>
                  </text:list-item>
                  <text:list-item>
                    <text:p text:style-name="P32"><text:span text:style-name="T1">Not always best choice, but foolish to ignore</text:span></text:p>
                  </text:list-item>
                </text:list>
              </text:list-item>
            </text:list>
            <text:list text:style-name="L7">
              <text:list-item>
                <text:p text:style-name="P21"><text:span text:style-name="T9">OSS can be very flexible &amp; often lowers costs</text:span></text:p>
              </text:list-item>
            </text:list>
            <text:list text:style-name="L8">
              <text:list-item>
                <text:list>
                  <text:list-item>
                    <text:p text:style-name="P32"><text:span text:style-name="T1">Directly and as competition to non-OSS (keep options open!) </text:span></text:p>
                  </text:list-item>
                </text:list>
              </text:list-item>
            </text:list>
            <text:list text:style-name="L7">
              <text:list-item>
                <text:p text:style-name="P21"><text:span text:style-name="T9">OSS raises strategic questions for governments</text:span></text:p>
              </text:list-item>
            </text:list>
            <text:list text:style-name="L8">
              <text:list-item>
                <text:list>
                  <text:list-item>
                    <text:p text:style-name="P32"><text:span text:style-name="T1">How pool users to start OSS projects when appropriate?</text:span></text:p>
                  </text:list-item>
                  <text:list-item>
                    <text:p text:style-name="P32"><text:span text:style-name="T1">Educating PMs on OSS, deploying fully open architectures</text:span></text:p>
                  </text:list-item>
                  <text:list-item>
                    <text:p text:style-name="P32"><text:span text:style-name="T1">Research: default to OSS (with some common OSS license) </text:span></text:p>
                  </text:list-item>
                  <text:list-item>
                    <text:p text:style-name="P32"><text:span text:style-name="T1">Eliminating software patents</text:span></text:p>
                  </text:list-item>
                </text:list>
              </text:list-item>
            </text:list>
            <text:list text:style-name="L7">
              <text:list-item>
                <text:p text:style-name="P21"><text:span text:style-name="T9">Projects should change to consider OSS approaches:</text:span></text:p>
              </text:list-item>
            </text:list>
            <text:list text:style-name="L8">
              <text:list-item>
                <text:list>
                  <text:list-item>
                    <text:p text:style-name="P32"><text:span text:style-name="T1">PM education: OSS differences, fears, </text:span><text:span text:style-name="T26">always consider option</text:span></text:p>
                  </text:list-item>
                  <text:list-item>
                    <text:p text:style-name="P32"><text:span text:style-name="T1">Classified systems: separate data &amp; program, layer programs</text:span></text:p>
                  </text:list-item>
                  <text:list-item>
                    <text:p text:style-name="P32"><text:span text:style-name="T1">Open standards so can change later (e.g., browser-neutral) </text:span></text:p>
                    <text:list>
                      <text:list-item>
                        <text:p text:style-name="P33"><text:span text:style-name="T27">Require &amp; operationally demonstrate</text:span><text:span text:style-name="T22"> that can switch component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1cm" svg:height="9.997cm" svg:x="3.497cm" svg:y="2.002cm" draw:page-number="25"/>
          <draw:frame presentation:style-name="pr3" draw:layer="layout" svg:width="14.535cm" svg:height="9.54cm" svg:x="3.187cm" svg:y="11.942cm" presentation:class="notes" presentation:placeholder="true">
            <draw:text-box/>
          </draw:frame>
        </presentation:notes>
      </draw:page>
      <draw:page draw:name="Interesting Documents/Sites" draw:style-name="dp1" draw:master-page-name="Default" presentation:use-date-time-name="dtd1">
        <office:forms form:automatic-focus="false" form:apply-design-mode="false"/>
        <draw:frame presentation:style-name="pr8" draw:text-style-name="P2" draw:layer="layout" svg:width="17.78cm" svg:height="2.33cm" svg:x="5.715cm" svg:y="1.454cm" presentation:class="title" presentation:user-transformed="true">
          <draw:text-box>
            <text:p text:style-name="P7"><text:span text:style-name="T1">Interesting Documents/Sites</text:span></text:p>
          </draw:text-box>
        </draw:frame>
        <draw:frame presentation:style-name="pr33" draw:text-style-name="P2" draw:layer="layout" svg:width="21.59cm" svg:height="12.697cm" svg:x="1.905cm" svg:y="5.08cm" presentation:class="outline" presentation:user-transformed="true">
          <draw:text-box>
            <text:list text:style-name="L7">
              <text:list-item>
                <text:p text:style-name="P21"><text:span text:style-name="T9">“</text:span><text:span text:style-name="T9">Why OSS/FS? Look at the Numbers!” http://www.dwheeler.com/oss_fs_why.html</text:span></text:p>
              </text:list-item>
              <text:list-item>
                <text:p text:style-name="P21"><text:span text:style-name="T9">“</text:span><text:span text:style-name="T9">Use of Free and Open Source Software in the US Dept. of Defense” (MITRE, sponsored by DISA) </text:span></text:p>
              </text:list-item>
              <text:list-item>
                <text:p text:style-name="P21"><text:span text:style-name="T9">President's Information Technology Advisory Committee (PITAC) -- Panel on Open Source Software for High End Computing, October 2000</text:span></text:p>
              </text:list-item>
              <text:list-item>
                <text:p text:style-name="P21"><text:span text:style-name="T9">“</text:span><text:span text:style-name="T9">Open Source Software (OSS) in the DoD,” DoD memo signed by John P. Stenbit (DoD CIO), May 28, 2003</text:span></text:p>
              </text:list-item>
              <text:list-item>
                <text:p text:style-name="P21"><text:span text:style-name="T9">Center of Open Source and Government (EgovOS) <text:s/>http://www.egovos.org/</text:span></text:p>
              </text:list-item>
              <text:list-item>
                <text:p text:style-name="P21"><text:span text:style-name="T9">OpenSector.org http://opensector.org</text:span></text:p>
              </text:list-item>
              <text:list-item>
                <text:p text:style-name="P21"><text:span text:style-name="T9">Open Source and Industry Alliance http://www.osaia.org</text:span></text:p>
              </text:list-item>
              <text:list-item>
                <text:p text:style-name="P21"><text:span text:style-name="T9">Open Source Initiative http://www.opensource.org</text:span></text:p>
              </text:list-item>
              <text:list-item>
                <text:p text:style-name="P21"><text:span text:style-name="T9">Free Software Foundation http://www.fsf.org</text:span></text:p>
              </text:list-item>
              <text:list-item>
                <text:p text:style-name="P21"><text:span text:style-name="T9">OSS/FS References http://www.dwheeler.com/oss_fs_refs.html</text:span></text:p>
              </text:list-item>
            </text:list>
          </draw:text-box>
        </draw:frame>
        <presentation:notes draw:style-name="dp2">
          <draw:page-thumbnail draw:layer="layout" svg:width="12.889cm" svg:height="9.666cm" svg:x="3.268cm" svg:y="1.936cm" draw:page-number="26"/>
          <draw:frame presentation:style-name="pr3" draw:layer="layout" svg:width="14.535cm" svg:height="9.54cm" svg:x="3.187cm" svg:y="11.942cm" presentation:class="notes" presentation:placeholder="true">
            <draw:text-box/>
          </draw:frame>
        </presentation:notes>
      </draw:page>
      <draw:page draw:name="Acronyms (1)‏" draw:style-name="dp1" draw:master-page-name="Default" presentation:use-date-time-name="dtd1">
        <office:forms form:automatic-focus="false" form:apply-design-mode="false"/>
        <draw:frame presentation:style-name="pr8" draw:text-style-name="P2" draw:layer="layout" svg:width="17.78cm" svg:height="2.33cm" svg:x="5.715cm" svg:y="1.454cm" presentation:class="title" presentation:user-transformed="true">
          <draw:text-box>
            <text:p text:style-name="P7"><text:span text:style-name="T1">Acronyms (1)‏</text:span></text:p>
          </draw:text-box>
        </draw:frame>
        <draw:frame presentation:style-name="pr9" draw:text-style-name="P2" draw:layer="layout" svg:width="21.59cm" svg:height="11.854cm" svg:x="1.905cm" svg:y="5.079cm" presentation:class="outline" presentation:user-transformed="true">
          <draw:text-box>
            <text:p text:style-name="P34"><text:span text:style-name="T28">BSD: Berkeley Software Distribution</text:span></text:p>
            <text:p text:style-name="P34"><text:span text:style-name="T28">COTS: Commercial Off-the-Shelf (either proprietary or OSS) </text:span></text:p>
            <text:p text:style-name="P34"><text:span text:style-name="T28">DFARS: Defense Federal Acquisition Regulation Supplement</text:span></text:p>
            <text:p text:style-name="P34"><text:span text:style-name="T28">DISR: DoD Information Technology Standards and Profile Registry</text:span></text:p>
            <text:p text:style-name="P34"><text:span text:style-name="T28">DoD: Department of Defense</text:span></text:p>
            <text:p text:style-name="P34"><text:span text:style-name="T28">DoDD: DoD Directive</text:span></text:p>
            <text:p text:style-name="P34"><text:span text:style-name="T28">DoDI: DoD Instruction</text:span></text:p>
            <text:p text:style-name="P34"><text:span text:style-name="T28">EULA: End-User License Agreement</text:span></text:p>
            <text:p text:style-name="P34"><text:span text:style-name="T28">FAR: Federal Acquisition Regulation</text:span></text:p>
            <text:p text:style-name="P34"><text:span text:style-name="T28">FLOSS: Free-libre / Open Source Software</text:span></text:p>
            <text:p text:style-name="P34"><text:span text:style-name="T28">FSF: Free Software Foundation (fsf.org) </text:span></text:p>
            <text:p text:style-name="P34"><text:span text:style-name="T28">GNU: GNU’s not Unix</text:span></text:p>
            <text:p text:style-name="P34"><text:span text:style-name="T28">GOTS: Government Off-The-Shelf (see COTS) </text:span></text:p>
            <text:p text:style-name="P34"><text:span text:style-name="T28">GPL: GNU General Public License</text:span></text:p>
            <text:p text:style-name="P34"><text:span text:style-name="T28">HP: Hewlett-Packard Corporation</text:span></text:p>
            <text:p text:style-name="P34"><text:span text:style-name="T28">IPR: Intellectual Property Rights; use “Intellectual Rights” instead</text:span></text:p>
            <text:p text:style-name="P34"><text:span text:style-name="T28">IT: Information Technology</text:span></text:p>
            <text:p text:style-name="P34"><text:span text:style-name="T28">LGPL: GNU Lesser General Public License</text:span></text:p>
          </draw:text-box>
        </draw:frame>
        <presentation:notes draw:style-name="dp2">
          <draw:page-thumbnail draw:layer="layout" svg:width="12.889cm" svg:height="9.666cm" svg:x="3.268cm" svg:y="1.936cm" draw:page-number="27"/>
          <draw:frame presentation:style-name="pr3" draw:layer="layout" svg:width="14.535cm" svg:height="9.54cm" svg:x="3.187cm" svg:y="11.942cm" presentation:class="notes" presentation:placeholder="true">
            <draw:text-box/>
          </draw:frame>
        </presentation:notes>
      </draw:page>
      <draw:page draw:name="Acronyms (2)‏" draw:style-name="dp1" draw:master-page-name="Default" presentation:use-date-time-name="dtd1">
        <office:forms form:automatic-focus="false" form:apply-design-mode="false"/>
        <draw:frame presentation:style-name="pr27" draw:text-style-name="P2" draw:layer="layout" svg:width="17.78cm" svg:height="2.082cm" svg:x="5.715cm" svg:y="1.578cm" presentation:class="title" presentation:user-transformed="true">
          <draw:text-box>
            <text:p text:style-name="P7"><text:span text:style-name="T1">Acronyms (2)‏</text:span></text:p>
          </draw:text-box>
        </draw:frame>
        <draw:frame presentation:style-name="pr28" draw:text-style-name="P2" draw:layer="layout" svg:width="21.59cm" svg:height="13.261cm" svg:x="1.905cm" svg:y="5.08cm" presentation:class="outline" presentation:user-transformed="true">
          <draw:text-box>
            <text:p text:style-name="P34"><text:span text:style-name="T28">MIT: Massachusetts Institute of Technology</text:span></text:p>
            <text:p text:style-name="P34"><text:span text:style-name="T28">MPL: Mozilla Public License</text:span></text:p>
            <text:p text:style-name="P34"><text:span text:style-name="T28">NDI: Non-developmental item (see COTS) </text:span></text:p>
            <text:p text:style-name="P34"><text:span text:style-name="T28">OMB: Office of Management &amp; Budget</text:span></text:p>
            <text:p text:style-name="P34"><text:span text:style-name="T28">OSDL: Open Source Development Labs</text:span></text:p>
            <text:p text:style-name="P34"><text:span text:style-name="T28">OSI: Open Source Initiative (opensource.org) </text:span></text:p>
            <text:p text:style-name="P34"><text:span text:style-name="T28">OSJTF: Open Systems Joint Task Force</text:span></text:p>
            <text:p text:style-name="P34"><text:span text:style-name="T28">OSS: Open Source Software</text:span></text:p>
            <text:p text:style-name="P34"><text:span text:style-name="T28">PD: Public Domain</text:span></text:p>
            <text:p text:style-name="P34"><text:span text:style-name="T28">PM: Program Manager</text:span></text:p>
            <text:p text:style-name="P34"><text:span text:style-name="T28">RFP: Request for Proposal</text:span></text:p>
            <text:p text:style-name="P34"><text:span text:style-name="T28">RH: Red Hat, Inc.</text:span></text:p>
            <text:p text:style-name="P34"><text:span text:style-name="T28">ROI: Return on Investment</text:span></text:p>
            <text:p text:style-name="P34"><text:span text:style-name="T28">STIG: Security Technical Implementation Guide</text:span></text:p>
            <text:p text:style-name="P34"><text:span text:style-name="T28">TCO: Total Cost of Ownership</text:span></text:p>
            <text:p text:style-name="P34"><text:span text:style-name="T28">U.S.: United States</text:span></text:p>
            <text:p text:style-name="P34"><text:span text:style-name="T28">USC: U.S. Code</text:span></text:p>
            <text:p text:style-name="P34"><text:span text:style-name="T28">V&amp;V: Verification &amp; Validation</text:span></text:p>
            <text:p text:style-name="P35"><text:span text:style-name="T29"><text:line-break/></text:span><text:span text:style-name="T29">Trademarks belong to the trademark holder.</text:span></text:p>
          </draw:text-box>
        </draw:frame>
        <presentation:notes draw:style-name="dp2">
          <draw:page-thumbnail draw:layer="layout" svg:width="13.331cm" svg:height="9.997cm" svg:x="3.497cm" svg:y="2.002cm" draw:page-number="28"/>
          <draw:frame presentation:style-name="pr3" draw:layer="layout" svg:width="14.535cm" svg:height="9.54cm" svg:x="3.187cm" svg:y="11.942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 presentation:use-date-time-name="dtd1">
        <office:forms form:automatic-focus="false" form:apply-design-mode="false"/>
        <draw:frame presentation:style-name="pr34" draw:layer="layout" svg:width="17.776cm" svg:height="2.326cm" svg:x="5.715cm" svg:y="1.455cm" presentation:class="title" presentation:user-transformed="true">
          <draw:text-box>
            <text:p>Copyright</text:p>
          </draw:text-box>
        </draw:frame>
        <draw:frame presentation:style-name="pr35" draw:layer="layout" svg:width="21.586cm" svg:height="13.258cm" svg:x="1.905cm" svg:y="5.079cm" presentation:class="outline">
          <draw:text-box>
            <text:p>This presentation is</text:p>
            <text:p>Copyright © 2010 Institute for Defense Analyses (IDA)</text:p>
            <text:p>IDA has released this presentation under the Creative Commons “Attribution (by)” license; see: <text:a xlink:href="http://creativecommons.org/licenses/by/3.0/">http://creativecommons.org/licenses/by/3.0/</text:a></text:p>
            <text:p/>
            <text:p>Most of the material is derived from material developed by and copyright © David A. Wheeler. <text:s/>That material has been non-exclusively granted to IDA for any purpose and use it wishes.</text:p>
            <text:p/>
          </draw:text-box>
        </draw:frame>
        <presentation:notes draw:style-name="dp2">
          <draw:page-thumbnail draw:style-name="gr20" draw:layer="layout" svg:width="12.356cm" svg:height="8.596cm" svg:x="4.269cm" svg:y="2.508cm" draw:page-number="29" presentation:class="page"/>
          <draw:frame presentation:style-name="pr36" draw:layer="layout" svg:width="14.535cm" svg:height="9.289cm" svg:x="3.187cm" svg:y="11.942cm" presentation:class="notes">
            <draw:text-box>
              <text:p>The release by IDA was granted by Ruth Greenstein (IDA) on 2010-07-30.</text:p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cdd7c1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fo:padding-top="0cm" fo:padding-bottom="0cm" fo:padding-left="0cm" fo:padding-right="0cm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fo:padding-top="0cm" fo:padding-bottom="0cm" fo:padding-left="0cm" fo:padding-right="0cm">
        <text:list-style style:name="Default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Arial" style:font-family-generic="swiss" style:font-pitch="variable" fo:color="#000000" fo:font-size="65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color="#000000" style:text-outline="false" style:text-line-through-style="none" style:text-position="0% 100%" fo:font-family="Arial" style:font-pitch="variable" fo:font-size="22pt" fo:font-style="normal" fo:text-shadow="none" style:text-underline-style="none" fo:font-weight="bold" style:font-family-asian="'Arial Unicode MS'" style:font-pitch-asian="variable" style:font-size-asian="22pt" style:font-style-asian="normal" style:font-weight-asian="bold" style:font-family-complex="'Arial Unicode MS'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bold" style:font-family-asian="'Arial Unicode MS'" style:font-pitch-asian="variable" style:font-size-asian="18pt" style:font-style-asian="normal" style:font-weight-asian="bold" style:font-family-complex="'Arial Unicode MS'" style:font-pitch-complex="variable" style:font-size-complex="18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bold" style:font-family-asian="'Arial Unicode MS'" style:font-pitch-asian="variable" style:font-size-asian="18pt" style:font-style-asian="normal" style:font-weight-asian="bold" style:font-family-complex="'Arial Unicode MS'" style:font-pitch-complex="variable" style:font-size-complex="18pt" style:font-style-complex="normal" style:font-weight-complex="bold" style:font-relief="none"/>
    </style:style>
    <style:style style:name="Default-outline4" style:family="presentation" style:parent-style-name="Default-outline3">
      <style:paragraph-properties fo:margin-left="0cm" fo:margin-right="0cm" fo:margin-top="0.282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bold" style:font-family-asian="'Arial Unicode MS'" style:font-pitch-asian="variable" style:font-size-asian="18pt" style:font-style-asian="normal" style:font-weight-asian="bold" style:font-family-complex="'Arial Unicode MS'" style:font-pitch-complex="variable" style:font-size-complex="18pt" style:font-style-complex="normal" style:font-weight-complex="bold" style:font-relief="none"/>
    </style:style>
    <style:style style:name="Default-outline5" style:family="presentation" style:parent-style-name="Default-outline4">
      <style:paragraph-properties fo:margin-left="0cm" fo:margin-right="0cm" fo:margin-top="0.282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bold" style:font-family-asian="'Arial Unicode MS'" style:font-pitch-asian="variable" style:font-size-asian="18pt" style:font-style-asian="normal" style:font-weight-asian="bold" style:font-family-complex="'Arial Unicode MS'" style:font-pitch-complex="variable" style:font-size-complex="18pt" style:font-style-complex="normal" style:font-weight-complex="bold" style:font-relief="none"/>
    </style:style>
    <style:style style:name="Default-outline6" style:family="presentation" style:parent-style-name="Default-outline5">
      <style:paragraph-properties fo:margin-left="0cm" fo:margin-right="0cm" fo:margin-top="0.282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bold" style:font-family-asian="'Arial Unicode MS'" style:font-pitch-asian="variable" style:font-size-asian="18pt" style:font-style-asian="normal" style:font-weight-asian="bold" style:font-family-complex="'Arial Unicode MS'" style:font-pitch-complex="variable" style:font-size-complex="18pt" style:font-style-complex="normal" style:font-weight-complex="bold" style:font-relief="none"/>
    </style:style>
    <style:style style:name="Default-outline7" style:family="presentation" style:parent-style-name="Default-outline6">
      <style:paragraph-properties fo:margin-left="0cm" fo:margin-right="0cm" fo:margin-top="0.282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bold" style:font-family-asian="'Arial Unicode MS'" style:font-pitch-asian="variable" style:font-size-asian="18pt" style:font-style-asian="normal" style:font-weight-asian="bold" style:font-family-complex="'Arial Unicode MS'" style:font-pitch-complex="variable" style:font-size-complex="18pt" style:font-style-complex="normal" style:font-weight-complex="bold" style:font-relief="none"/>
    </style:style>
    <style:style style:name="Default-outline8" style:family="presentation" style:parent-style-name="Default-outline7">
      <style:paragraph-properties fo:margin-left="0cm" fo:margin-right="0cm" fo:margin-top="0.282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bold" style:font-family-asian="'Arial Unicode MS'" style:font-pitch-asian="variable" style:font-size-asian="18pt" style:font-style-asian="normal" style:font-weight-asian="bold" style:font-family-complex="'Arial Unicode MS'" style:font-pitch-complex="variable" style:font-size-complex="18pt" style:font-style-complex="normal" style:font-weight-complex="bold" style:font-relief="none"/>
    </style:style>
    <style:style style:name="Default-outline9" style:family="presentation" style:parent-style-name="Default-outline8">
      <style:paragraph-properties fo:margin-left="0cm" fo:margin-right="0cm" fo:margin-top="0.282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bold" style:font-family-asian="'Arial Unicode MS'" style:font-pitch-asian="variable" style:font-size-asian="18pt" style:font-style-asian="normal" style:font-weight-asian="bold" style:font-family-complex="'Arial Unicode MS'" style:font-pitch-complex="variable" style:font-size-complex="18pt" style:font-style-complex="normal" style:font-weight-complex="bold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6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2pt" fo:font-style="normal" fo:text-shadow="none" style:text-underline-style="none" fo:font-weight="bold" style:font-family-asian="'Arial Unicode MS'" style:font-pitch-asian="variable" style:font-size-asian="22pt" style:font-style-asian="normal" style:font-weight-asian="bold" style:font-family-complex="'Arial Unicode MS'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cm" fo:padding-bottom="0cm" fo:padding-left="0cm" fo:padding-right="0cm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end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bold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cdd7c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solid" svg:stroke-width="0.176cm" svg:stroke-color="#ff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.308cm" fo:margin-bottom="0cm" fo:line-height="98%" fo:text-align="end" fo:text-indent="0cm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Century Schoolbook'" style:font-family-generic="roman" style:font-pitch="variable" fo:font-size="14pt" fo:language="en" fo:country="GB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659cm" svg:height="6.494cm" svg:x="1cm" svg:y="2.419cm" draw:page-number="1"/>
      <draw:page-thumbnail draw:layer="backgroundobjects" svg:width="8.659cm" svg:height="6.494cm" svg:x="1cm" svg:y="10.087cm"/>
      <draw:page-thumbnail draw:layer="backgroundobjects" svg:width="8.659cm" svg:height="6.494cm" svg:x="1cm" svg:y="17.755cm"/>
      <draw:page-thumbnail draw:layer="backgroundobjects" svg:width="8.659cm" svg:height="6.494cm" svg:x="10.66cm" svg:y="2.419cm"/>
      <draw:page-thumbnail draw:layer="backgroundobjects" svg:width="8.659cm" svg:height="6.494cm" svg:x="10.66cm" svg:y="10.087cm"/>
      <draw:page-thumbnail draw:layer="backgroundobjects" svg:width="8.659cm" svg:height="6.494cm" svg:x="10.66cm" svg:y="17.755cm"/>
      <draw:frame draw:style-name="Mgr1" draw:text-style-name="MP1" draw:layer="backgroundobjects" svg:width="8.817cm" svg:height="1.33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817cm" svg:height="1.332cm" svg:x="11.50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817cm" svg:height="1.332cm" svg:x="0cm" svg:y="25.33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817cm" svg:height="1.332cm" svg:x="11.502cm" svg:y="25.337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7.776cm" svg:height="2.325cm" svg:x="5.715cm" svg:y="1.455cm" presentation:class="title" presentation:placeholder="true">
        <draw:text-box/>
      </draw:frame>
      <draw:frame presentation:style-name="Default-outline1" draw:layer="backgroundobjects" svg:width="21.586cm" svg:height="13.508cm" svg:x="1.905cm" svg:y="5.079cm" presentation:class="outline" presentation:placeholder="true">
        <draw:text-box/>
      </draw:frame>
      <draw:line draw:name="Line 3" draw:style-name="Mgr3" draw:text-style-name="MP3" draw:layer="backgroundobjects" svg:x1="1.905cm" svg:y1="4.07cm" svg:x2="23.495cm" svg:y2="4.075cm">
        <text:p/>
      </draw:line>
      <draw:custom-shape draw:name="Rectangle 4" draw:style-name="Mgr4" draw:text-style-name="MP4" draw:layer="backgroundobjects" svg:width="8.043cm" svg:height="0.846cm" svg:x="15.452cm" svg:y="17.357cm">
        <text:p/>
        <draw:enhanced-geometry svg:viewBox="0 0 21600 21600" draw:type="rectangle" draw:enhanced-path="M 0 0 L 21600 0 21600 21600 0 21600 0 0 Z N"/>
      </draw:custom-shape>
      <draw:custom-shape draw:name="Text Box 5" draw:style-name="Mgr5" draw:text-style-name="MP4" draw:layer="backgroundobjects" svg:width="4.233cm" svg:height="0.842cm" svg:x="19.262cm" svg:y="17.357cm">
        <text:p text:style-name="MP5"><text:span text:style-name="MT2"><text:page-number>&lt;number&gt;</text:page-number></text:span></text:p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6" draw:layer="backgroundobjects" svg:width="20.32cm" svg:height="26.67cm" svg:x="0cm" svg:y="0cm">
          <text:p/>
        </draw:rect>
        <draw:page-thumbnail presentation:style-name="Default-title" draw:layer="backgroundobjects" svg:width="12.356cm" svg:height="8.596cm" svg:x="4.269cm" svg:y="2.508cm" presentation:class="page"/>
        <draw:frame presentation:style-name="Default-notes" draw:layer="backgroundobjects" svg:width="14.535cm" svg:height="9.539cm" svg:x="3.187cm" svg:y="11.94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Open Source Software</dc:title>
    <meta:initial-creator>David A. Wheeler</meta:initial-creator>
    <dc:creator>David A. Wheeler</dc:creator>
    <dc:date>2010-08-05T11:38:02.01</dc:date>
    <meta:editing-cycles>58</meta:editing-cycles>
    <meta:editing-duration>PT09H12M00S</meta:editing-duration>
    <meta:generator>OpenOffice.org/3.2$Win32 OpenOffice.org_project/320m18$Build-9502</meta:generator>
    <meta:printed-by>David A. Wheeler</meta:printed-by>
    <meta:print-date>2010-07-19T11:14:21.19</meta:print-date>
    <meta:document-statistic meta:object-count="187"/>
  </office:meta>
</office:document-meta>
</file>